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Pad x</text:p>
          </table:table-cell>
          <table:table-cell table:style-name="ce1" office:value-type="string" calcext:value-type="string">
            <text:p>Pad y</text:p>
          </table:table-cell>
          <table:table-cell table:style-name="ce1" office:value-type="string" calcext:value-type="string">
            <text:p>Pad height</text:p>
          </table:table-cell>
          <table:table-cell table:style-name="ce1" office:value-type="string" calcext:value-type="string">
            <text:p>Pad width</text:p>
          </table:table-cell>
          <table:table-cell table:style-name="ce1" office:value-type="string" calcext:value-type="string">
            <text:p>Thickness</text:p>
          </table:table-cell>
          <table:table-cell office:value-type="string" calcext:value-type="string">
            <text:p>Pin(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y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y2</text:p>
          </table:table-cell>
          <table:table-cell office:value-type="string" calcext:value-type="string">
            <text:p>Thickness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-6.32" calcext:value-type="float">
            <text:p>-6.32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IF([.C2]&gt;[.D2];[.D2];[.C2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2] &gt; [.C2];([.A2] - [.D2]/2 + [.E2]/2) * 39.37;[.A2]*39.37)" office:value-type="float" office:value="-228.346" calcext:value-type="float">
            <text:p>-228.346</text:p>
          </table:table-cell>
          <table:table-cell table:formula="of:=IF([.C2] &gt; [.D2];([.B2] - [.C2]/2 + [.E2]/2) * 39.37;[.B2]*39.37)" office:value-type="float" office:value="-248.8184" calcext:value-type="float">
            <text:p>-248.8184</text:p>
          </table:table-cell>
          <table:table-cell table:formula="of:=IF([.D2] &gt; [.C2];([.A2] + [.D2]/2 - [.E2]/2) * 39.37;[.A2]*39.37)" office:value-type="float" office:value="-204.724" calcext:value-type="float">
            <text:p>-204.724</text:p>
          </table:table-cell>
          <table:table-cell table:formula="of:=IF([.C2] &gt; [.D2];([.B2] + [.C2]/2 - [.E2]/2) * 39.37;[.B2]*39.37)" office:value-type="float" office:value="-248.8184" calcext:value-type="float">
            <text:p>-248.8184</text:p>
          </table:table-cell>
          <table:table-cell table:formula="of:=[.E2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2]+5" office:value-type="float" office:value="12.874" calcext:value-type="float">
            <text:p>12.874</text:p>
          </table:table-cell>
          <table:table-cell office:value-type="string" calcext:value-type="string">
            <text:p>“VS”</text:p>
          </table:table-cell>
          <table:table-cell office:value-type="string" calcext:value-type="string">
            <text:p>“1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-5.92" calcext:value-type="float">
            <text:p>-5.92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IF([.C3]&gt;[.D3];[.D3];[.C3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3] &gt; [.C3];([.A3] - [.D3]/2 + [.E3]/2) * 39.37;[.A3]*39.37)" office:value-type="float" office:value="-228.346" calcext:value-type="float">
            <text:p>-228.346</text:p>
          </table:table-cell>
          <table:table-cell table:formula="of:=IF([.C3] &gt; [.D3];([.B3] - [.C3]/2 + [.E3]/2) * 39.37;[.B3]*39.37)" office:value-type="float" office:value="-233.0704" calcext:value-type="float">
            <text:p>-233.0704</text:p>
          </table:table-cell>
          <table:table-cell table:formula="of:=IF([.D3] &gt; [.C3];([.A3] + [.D3]/2 - [.E3]/2) * 39.37;[.A3]*39.37)" office:value-type="float" office:value="-204.724" calcext:value-type="float">
            <text:p>-204.724</text:p>
          </table:table-cell>
          <table:table-cell table:formula="of:=IF([.C3] &gt; [.D3];([.B3] + [.C3]/2 - [.E3]/2) * 39.37;[.B3]*39.37)" office:value-type="float" office:value="-233.0704" calcext:value-type="float">
            <text:p>-233.0704</text:p>
          </table:table-cell>
          <table:table-cell table:formula="of:=[.E3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3]+5" office:value-type="float" office:value="12.874" calcext:value-type="float">
            <text:p>12.874</text:p>
          </table:table-cell>
          <table:table-cell office:value-type="string" calcext:value-type="string">
            <text:p>“VS”</text:p>
          </table:table-cell>
          <table:table-cell office:value-type="string" calcext:value-type="string">
            <text:p>“2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-5.52" calcext:value-type="float">
            <text:p>-5.52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IF([.C4]&gt;[.D4];[.D4];[.C4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4] &gt; [.C4];([.A4] - [.D4]/2 + [.E4]/2) * 39.37;[.A4]*39.37)" office:value-type="float" office:value="-228.346" calcext:value-type="float">
            <text:p>-228.346</text:p>
          </table:table-cell>
          <table:table-cell table:formula="of:=IF([.C4] &gt; [.D4];([.B4] - [.C4]/2 + [.E4]/2) * 39.37;[.B4]*39.37)" office:value-type="float" office:value="-217.3224" calcext:value-type="float">
            <text:p>-217.3224</text:p>
          </table:table-cell>
          <table:table-cell table:formula="of:=IF([.D4] &gt; [.C4];([.A4] + [.D4]/2 - [.E4]/2) * 39.37;[.A4]*39.37)" office:value-type="float" office:value="-204.724" calcext:value-type="float">
            <text:p>-204.724</text:p>
          </table:table-cell>
          <table:table-cell table:formula="of:=IF([.C4] &gt; [.D4];([.B4] + [.C4]/2 - [.E4]/2) * 39.37;[.B4]*39.37)" office:value-type="float" office:value="-217.3224" calcext:value-type="float">
            <text:p>-217.3224</text:p>
          </table:table-cell>
          <table:table-cell table:formula="of:=[.E4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4]+5" office:value-type="float" office:value="12.874" calcext:value-type="float">
            <text:p>12.874</text:p>
          </table:table-cell>
          <table:table-cell office:value-type="string" calcext:value-type="string">
            <text:p>“VS”</text:p>
          </table:table-cell>
          <table:table-cell office:value-type="string" calcext:value-type="string">
            <text:p>“3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-5.12" calcext:value-type="float">
            <text:p>-5.12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IF([.C5]&gt;[.D5];[.D5];[.C5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5] &gt; [.C5];([.A5] - [.D5]/2 + [.E5]/2) * 39.37;[.A5]*39.37)" office:value-type="float" office:value="-228.346" calcext:value-type="float">
            <text:p>-228.346</text:p>
          </table:table-cell>
          <table:table-cell table:formula="of:=IF([.C5] &gt; [.D5];([.B5] - [.C5]/2 + [.E5]/2) * 39.37;[.B5]*39.37)" office:value-type="float" office:value="-201.5744" calcext:value-type="float">
            <text:p>-201.5744</text:p>
          </table:table-cell>
          <table:table-cell table:formula="of:=IF([.D5] &gt; [.C5];([.A5] + [.D5]/2 - [.E5]/2) * 39.37;[.A5]*39.37)" office:value-type="float" office:value="-204.724" calcext:value-type="float">
            <text:p>-204.724</text:p>
          </table:table-cell>
          <table:table-cell table:formula="of:=IF([.C5] &gt; [.D5];([.B5] + [.C5]/2 - [.E5]/2) * 39.37;[.B5]*39.37)" office:value-type="float" office:value="-201.5744" calcext:value-type="float">
            <text:p>-201.5744</text:p>
          </table:table-cell>
          <table:table-cell table:formula="of:=[.E5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5]+5" office:value-type="float" office:value="12.874" calcext:value-type="float">
            <text:p>12.874</text:p>
          </table:table-cell>
          <table:table-cell office:value-type="string" calcext:value-type="string">
            <text:p>“VS”</text:p>
          </table:table-cell>
          <table:table-cell office:value-type="string" calcext:value-type="string">
            <text:p>“4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-4.72" calcext:value-type="float">
            <text:p>-4.72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IF([.C6]&gt;[.D6];[.D6];[.C6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6] &gt; [.C6];([.A6] - [.D6]/2 + [.E6]/2) * 39.37;[.A6]*39.37)" office:value-type="float" office:value="-228.346" calcext:value-type="float">
            <text:p>-228.346</text:p>
          </table:table-cell>
          <table:table-cell table:formula="of:=IF([.C6] &gt; [.D6];([.B6] - [.C6]/2 + [.E6]/2) * 39.37;[.B6]*39.37)" office:value-type="float" office:value="-185.8264" calcext:value-type="float">
            <text:p>-185.8264</text:p>
          </table:table-cell>
          <table:table-cell table:formula="of:=IF([.D6] &gt; [.C6];([.A6] + [.D6]/2 - [.E6]/2) * 39.37;[.A6]*39.37)" office:value-type="float" office:value="-204.724" calcext:value-type="float">
            <text:p>-204.724</text:p>
          </table:table-cell>
          <table:table-cell table:formula="of:=IF([.C6] &gt; [.D6];([.B6] + [.C6]/2 - [.E6]/2) * 39.37;[.B6]*39.37)" office:value-type="float" office:value="-185.8264" calcext:value-type="float">
            <text:p>-185.8264</text:p>
          </table:table-cell>
          <table:table-cell table:formula="of:=[.E6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6]+5" office:value-type="float" office:value="12.874" calcext:value-type="float">
            <text:p>12.874</text:p>
          </table:table-cell>
          <table:table-cell office:value-type="string" calcext:value-type="string">
            <text:p>“VS”</text:p>
          </table:table-cell>
          <table:table-cell office:value-type="string" calcext:value-type="string">
            <text:p>“5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-4.32" calcext:value-type="float">
            <text:p>-4.32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IF([.C7]&gt;[.D7];[.D7];[.C7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7] &gt; [.C7];([.A7] - [.D7]/2 + [.E7]/2) * 39.37;[.A7]*39.37)" office:value-type="float" office:value="-228.346" calcext:value-type="float">
            <text:p>-228.346</text:p>
          </table:table-cell>
          <table:table-cell table:formula="of:=IF([.C7] &gt; [.D7];([.B7] - [.C7]/2 + [.E7]/2) * 39.37;[.B7]*39.37)" office:value-type="float" office:value="-170.0784" calcext:value-type="float">
            <text:p>-170.0784</text:p>
          </table:table-cell>
          <table:table-cell table:formula="of:=IF([.D7] &gt; [.C7];([.A7] + [.D7]/2 - [.E7]/2) * 39.37;[.A7]*39.37)" office:value-type="float" office:value="-204.724" calcext:value-type="float">
            <text:p>-204.724</text:p>
          </table:table-cell>
          <table:table-cell table:formula="of:=IF([.C7] &gt; [.D7];([.B7] + [.C7]/2 - [.E7]/2) * 39.37;[.B7]*39.37)" office:value-type="float" office:value="-170.0784" calcext:value-type="float">
            <text:p>-170.0784</text:p>
          </table:table-cell>
          <table:table-cell table:formula="of:=[.E7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7]+5" office:value-type="float" office:value="12.874" calcext:value-type="float">
            <text:p>12.874</text:p>
          </table:table-cell>
          <table:table-cell office:value-type="string" calcext:value-type="string">
            <text:p>“VS”</text:p>
          </table:table-cell>
          <table:table-cell office:value-type="string" calcext:value-type="string">
            <text:p>“6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-3.27" calcext:value-type="float">
            <text:p>-3.27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IF([.C8]&gt;[.D8];[.D8];[.C8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8] &gt; [.C8];([.A8] - [.D8]/2 + [.E8]/2) * 39.37;[.A8]*39.37)" office:value-type="float" office:value="-228.346" calcext:value-type="float">
            <text:p>-228.346</text:p>
          </table:table-cell>
          <table:table-cell table:formula="of:=IF([.C8] &gt; [.D8];([.B8] - [.C8]/2 + [.E8]/2) * 39.37;[.B8]*39.37)" office:value-type="float" office:value="-128.7399" calcext:value-type="float">
            <text:p>-128.7399</text:p>
          </table:table-cell>
          <table:table-cell table:formula="of:=IF([.D8] &gt; [.C8];([.A8] + [.D8]/2 - [.E8]/2) * 39.37;[.A8]*39.37)" office:value-type="float" office:value="-204.724" calcext:value-type="float">
            <text:p>-204.724</text:p>
          </table:table-cell>
          <table:table-cell table:formula="of:=IF([.C8] &gt; [.D8];([.B8] + [.C8]/2 - [.E8]/2) * 39.37;[.B8]*39.37)" office:value-type="float" office:value="-128.7399" calcext:value-type="float">
            <text:p>-128.7399</text:p>
          </table:table-cell>
          <table:table-cell table:formula="of:=[.E8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8]+5" office:value-type="float" office:value="12.874" calcext:value-type="float">
            <text:p>12.874</text:p>
          </table:table-cell>
          <table:table-cell office:value-type="string" calcext:value-type="string">
            <text:p>“OUTB2”</text:p>
          </table:table-cell>
          <table:table-cell office:value-type="string" calcext:value-type="string">
            <text:p>“7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-2.65" calcext:value-type="float">
            <text:p>-2.65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IF([.C9]&gt;[.D9];[.D9];[.C9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9] &gt; [.C9];([.A9] - [.D9]/2 + [.E9]/2) * 39.37;[.A9]*39.37)" office:value-type="float" office:value="-228.346" calcext:value-type="float">
            <text:p>-228.346</text:p>
          </table:table-cell>
          <table:table-cell table:formula="of:=IF([.C9] &gt; [.D9];([.B9] - [.C9]/2 + [.E9]/2) * 39.37;[.B9]*39.37)" office:value-type="float" office:value="-104.3305" calcext:value-type="float">
            <text:p>-104.3305</text:p>
          </table:table-cell>
          <table:table-cell table:formula="of:=IF([.D9] &gt; [.C9];([.A9] + [.D9]/2 - [.E9]/2) * 39.37;[.A9]*39.37)" office:value-type="float" office:value="-204.724" calcext:value-type="float">
            <text:p>-204.724</text:p>
          </table:table-cell>
          <table:table-cell table:formula="of:=IF([.C9] &gt; [.D9];([.B9] + [.C9]/2 - [.E9]/2) * 39.37;[.B9]*39.37)" office:value-type="float" office:value="-104.3305" calcext:value-type="float">
            <text:p>-104.3305</text:p>
          </table:table-cell>
          <table:table-cell table:formula="of:=[.E9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9]+5" office:value-type="float" office:value="12.874" calcext:value-type="float">
            <text:p>12.874</text:p>
          </table:table-cell>
          <table:table-cell office:value-type="string" calcext:value-type="string">
            <text:p>“GND”</text:p>
          </table:table-cell>
          <table:table-cell office:value-type="string" calcext:value-type="string">
            <text:p>“8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-2.2" calcext:value-type="float">
            <text:p>-2.2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IF([.C10]&gt;[.D10];[.D10];[.C10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10] &gt; [.C10];([.A10] - [.D10]/2 + [.E10]/2) * 39.37;[.A10]*39.37)" office:value-type="float" office:value="-228.346" calcext:value-type="float">
            <text:p>-228.346</text:p>
          </table:table-cell>
          <table:table-cell table:formula="of:=IF([.C10] &gt; [.D10];([.B10] - [.C10]/2 + [.E10]/2) * 39.37;[.B10]*39.37)" office:value-type="float" office:value="-86.614" calcext:value-type="float">
            <text:p>-86.614</text:p>
          </table:table-cell>
          <table:table-cell table:formula="of:=IF([.D10] &gt; [.C10];([.A10] + [.D10]/2 - [.E10]/2) * 39.37;[.A10]*39.37)" office:value-type="float" office:value="-204.724" calcext:value-type="float">
            <text:p>-204.724</text:p>
          </table:table-cell>
          <table:table-cell table:formula="of:=IF([.C10] &gt; [.D10];([.B10] + [.C10]/2 - [.E10]/2) * 39.37;[.B10]*39.37)" office:value-type="float" office:value="-86.614" calcext:value-type="float">
            <text:p>-86.614</text:p>
          </table:table-cell>
          <table:table-cell table:formula="of:=[.E10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10]+5" office:value-type="float" office:value="12.874" calcext:value-type="float">
            <text:p>12.874</text:p>
          </table:table-cell>
          <table:table-cell office:value-type="string" calcext:value-type="string">
            <text:p>“SENSEB_S”</text:p>
          </table:table-cell>
          <table:table-cell office:value-type="string" calcext:value-type="string">
            <text:p>“9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-1.8" calcext:value-type="float">
            <text:p>-1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IF([.C11]&gt;[.D11];[.D11];[.C11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11] &gt; [.C11];([.A11] - [.D11]/2 + [.E11]/2) * 39.37;[.A11]*39.37)" office:value-type="float" office:value="-228.346" calcext:value-type="float">
            <text:p>-228.346</text:p>
          </table:table-cell>
          <table:table-cell table:formula="of:=IF([.C11] &gt; [.D11];([.B11] - [.C11]/2 + [.E11]/2) * 39.37;[.B11]*39.37)" office:value-type="float" office:value="-70.866" calcext:value-type="float">
            <text:p>-70.866</text:p>
          </table:table-cell>
          <table:table-cell table:formula="of:=IF([.D11] &gt; [.C11];([.A11] + [.D11]/2 - [.E11]/2) * 39.37;[.A11]*39.37)" office:value-type="float" office:value="-204.724" calcext:value-type="float">
            <text:p>-204.724</text:p>
          </table:table-cell>
          <table:table-cell table:formula="of:=IF([.C11] &gt; [.D11];([.B11] + [.C11]/2 - [.E11]/2) * 39.37;[.B11]*39.37)" office:value-type="float" office:value="-70.866" calcext:value-type="float">
            <text:p>-70.866</text:p>
          </table:table-cell>
          <table:table-cell table:formula="of:=[.E11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11]+5" office:value-type="float" office:value="12.874" calcext:value-type="float">
            <text:p>12.874</text:p>
          </table:table-cell>
          <table:table-cell office:value-type="string" calcext:value-type="string">
            <text:p>“CS”</text:p>
          </table:table-cell>
          <table:table-cell office:value-type="string" calcext:value-type="string">
            <text:p>“10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-1.4" calcext:value-type="float">
            <text:p>-1.4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IF([.C12]&gt;[.D12];[.D12];[.C12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12] &gt; [.C12];([.A12] - [.D12]/2 + [.E12]/2) * 39.37;[.A12]*39.37)" office:value-type="float" office:value="-228.346" calcext:value-type="float">
            <text:p>-228.346</text:p>
          </table:table-cell>
          <table:table-cell table:formula="of:=IF([.C12] &gt; [.D12];([.B12] - [.C12]/2 + [.E12]/2) * 39.37;[.B12]*39.37)" office:value-type="float" office:value="-55.118" calcext:value-type="float">
            <text:p>-55.118</text:p>
          </table:table-cell>
          <table:table-cell table:formula="of:=IF([.D12] &gt; [.C12];([.A12] + [.D12]/2 - [.E12]/2) * 39.37;[.A12]*39.37)" office:value-type="float" office:value="-204.724" calcext:value-type="float">
            <text:p>-204.724</text:p>
          </table:table-cell>
          <table:table-cell table:formula="of:=IF([.C12] &gt; [.D12];([.B12] + [.C12]/2 - [.E12]/2) * 39.37;[.B12]*39.37)" office:value-type="float" office:value="-55.118" calcext:value-type="float">
            <text:p>-55.118</text:p>
          </table:table-cell>
          <table:table-cell table:formula="of:=[.E12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12]+5" office:value-type="float" office:value="12.874" calcext:value-type="float">
            <text:p>12.874</text:p>
          </table:table-cell>
          <table:table-cell office:value-type="string" calcext:value-type="string">
            <text:p>“CK”</text:p>
          </table:table-cell>
          <table:table-cell office:value-type="string" calcext:value-type="string">
            <text:p>“11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-1" calcext:value-type="float">
            <text:p>-1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IF([.C13]&gt;[.D13];[.D13];[.C13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13] &gt; [.C13];([.A13] - [.D13]/2 + [.E13]/2) * 39.37;[.A13]*39.37)" office:value-type="float" office:value="-228.346" calcext:value-type="float">
            <text:p>-228.346</text:p>
          </table:table-cell>
          <table:table-cell table:formula="of:=IF([.C13] &gt; [.D13];([.B13] - [.C13]/2 + [.E13]/2) * 39.37;[.B13]*39.37)" office:value-type="float" office:value="-39.37" calcext:value-type="float">
            <text:p>-39.37</text:p>
          </table:table-cell>
          <table:table-cell table:formula="of:=IF([.D13] &gt; [.C13];([.A13] + [.D13]/2 - [.E13]/2) * 39.37;[.A13]*39.37)" office:value-type="float" office:value="-204.724" calcext:value-type="float">
            <text:p>-204.724</text:p>
          </table:table-cell>
          <table:table-cell table:formula="of:=IF([.C13] &gt; [.D13];([.B13] + [.C13]/2 - [.E13]/2) * 39.37;[.B13]*39.37)" office:value-type="float" office:value="-39.37" calcext:value-type="float">
            <text:p>-39.37</text:p>
          </table:table-cell>
          <table:table-cell table:formula="of:=[.E13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13]+5" office:value-type="float" office:value="12.874" calcext:value-type="float">
            <text:p>12.874</text:p>
          </table:table-cell>
          <table:table-cell office:value-type="string" calcext:value-type="string">
            <text:p>“SDI”</text:p>
          </table:table-cell>
          <table:table-cell office:value-type="string" calcext:value-type="string">
            <text:p>“12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-0.6" calcext:value-type="float">
            <text:p>-0.6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IF([.C14]&gt;[.D14];[.D14];[.C14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14] &gt; [.C14];([.A14] - [.D14]/2 + [.E14]/2) * 39.37;[.A14]*39.37)" office:value-type="float" office:value="-228.346" calcext:value-type="float">
            <text:p>-228.346</text:p>
          </table:table-cell>
          <table:table-cell table:formula="of:=IF([.C14] &gt; [.D14];([.B14] - [.C14]/2 + [.E14]/2) * 39.37;[.B14]*39.37)" office:value-type="float" office:value="-23.622" calcext:value-type="float">
            <text:p>-23.622</text:p>
          </table:table-cell>
          <table:table-cell table:formula="of:=IF([.D14] &gt; [.C14];([.A14] + [.D14]/2 - [.E14]/2) * 39.37;[.A14]*39.37)" office:value-type="float" office:value="-204.724" calcext:value-type="float">
            <text:p>-204.724</text:p>
          </table:table-cell>
          <table:table-cell table:formula="of:=IF([.C14] &gt; [.D14];([.B14] + [.C14]/2 - [.E14]/2) * 39.37;[.B14]*39.37)" office:value-type="float" office:value="-23.622" calcext:value-type="float">
            <text:p>-23.622</text:p>
          </table:table-cell>
          <table:table-cell table:formula="of:=[.E14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14]+5" office:value-type="float" office:value="12.874" calcext:value-type="float">
            <text:p>12.874</text:p>
          </table:table-cell>
          <table:table-cell office:value-type="string" calcext:value-type="string">
            <text:p>“VDDIO”</text:p>
          </table:table-cell>
          <table:table-cell office:value-type="string" calcext:value-type="string">
            <text:p>“13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IF([.C15]&gt;[.D15];[.D15];[.C15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15] &gt; [.C15];([.A15] - [.D15]/2 + [.E15]/2) * 39.37;[.A15]*39.37)" office:value-type="float" office:value="-228.346" calcext:value-type="float">
            <text:p>-228.346</text:p>
          </table:table-cell>
          <table:table-cell table:formula="of:=IF([.C15] &gt; [.D15];([.B15] - [.C15]/2 + [.E15]/2) * 39.37;[.B15]*39.37)" office:value-type="float" office:value="-7.874" calcext:value-type="float">
            <text:p>-7.874</text:p>
          </table:table-cell>
          <table:table-cell table:formula="of:=IF([.D15] &gt; [.C15];([.A15] + [.D15]/2 - [.E15]/2) * 39.37;[.A15]*39.37)" office:value-type="float" office:value="-204.724" calcext:value-type="float">
            <text:p>-204.724</text:p>
          </table:table-cell>
          <table:table-cell table:formula="of:=IF([.C15] &gt; [.D15];([.B15] + [.C15]/2 - [.E15]/2) * 39.37;[.B15]*39.37)" office:value-type="float" office:value="-7.874" calcext:value-type="float">
            <text:p>-7.874</text:p>
          </table:table-cell>
          <table:table-cell table:formula="of:=[.E15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15]+5" office:value-type="float" office:value="12.874" calcext:value-type="float">
            <text:p>12.874</text:p>
          </table:table-cell>
          <table:table-cell office:value-type="string" calcext:value-type="string">
            <text:p>“SDO”</text:p>
          </table:table-cell>
          <table:table-cell office:value-type="string" calcext:value-type="string">
            <text:p>“14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-5.5" calcext:value-type="float">
            <text:p>-5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IF([.C16]&gt;[.D16];[.D16];[.C16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16] &gt; [.C16];([.A16] - [.D16]/2 + [.E16]/2) * 39.37;[.A16]*39.37)" office:value-type="float" office:value="-228.346" calcext:value-type="float">
            <text:p>-228.346</text:p>
          </table:table-cell>
          <table:table-cell table:formula="of:=IF([.C16] &gt; [.D16];([.B16] - [.C16]/2 + [.E16]/2) * 39.37;[.B16]*39.37)" office:value-type="float" office:value="7.874" calcext:value-type="float">
            <text:p>7.874</text:p>
          </table:table-cell>
          <table:table-cell table:formula="of:=IF([.D16] &gt; [.C16];([.A16] + [.D16]/2 - [.E16]/2) * 39.37;[.A16]*39.37)" office:value-type="float" office:value="-204.724" calcext:value-type="float">
            <text:p>-204.724</text:p>
          </table:table-cell>
          <table:table-cell table:formula="of:=IF([.C16] &gt; [.D16];([.B16] + [.C16]/2 - [.E16]/2) * 39.37;[.B16]*39.37)" office:value-type="float" office:value="7.874" calcext:value-type="float">
            <text:p>7.874</text:p>
          </table:table-cell>
          <table:table-cell table:formula="of:=[.E16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16]+5" office:value-type="float" office:value="12.874" calcext:value-type="float">
            <text:p>12.874</text:p>
          </table:table-cell>
          <table:table-cell office:value-type="string" calcext:value-type="string">
            <text:p>“BUSY/SYNC”</text:p>
          </table:table-cell>
          <table:table-cell office:value-type="string" calcext:value-type="string">
            <text:p>“15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IF([.C17]&gt;[.D17];[.D17];[.C17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17] &gt; [.C17];([.A17] - [.D17]/2 + [.E17]/2) * 39.37;[.A17]*39.37)" office:value-type="float" office:value="-228.346" calcext:value-type="float">
            <text:p>-228.346</text:p>
          </table:table-cell>
          <table:table-cell table:formula="of:=IF([.C17] &gt; [.D17];([.B17] - [.C17]/2 + [.E17]/2) * 39.37;[.B17]*39.37)" office:value-type="float" office:value="23.622" calcext:value-type="float">
            <text:p>23.622</text:p>
          </table:table-cell>
          <table:table-cell table:formula="of:=IF([.D17] &gt; [.C17];([.A17] + [.D17]/2 - [.E17]/2) * 39.37;[.A17]*39.37)" office:value-type="float" office:value="-204.724" calcext:value-type="float">
            <text:p>-204.724</text:p>
          </table:table-cell>
          <table:table-cell table:formula="of:=IF([.C17] &gt; [.D17];([.B17] + [.C17]/2 - [.E17]/2) * 39.37;[.B17]*39.37)" office:value-type="float" office:value="23.622" calcext:value-type="float">
            <text:p>23.622</text:p>
          </table:table-cell>
          <table:table-cell table:formula="of:=[.E17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17]+5" office:value-type="float" office:value="12.874" calcext:value-type="float">
            <text:p>12.874</text:p>
          </table:table-cell>
          <table:table-cell office:value-type="string" calcext:value-type="string">
            <text:p>“FLAG”</text:p>
          </table:table-cell>
          <table:table-cell office:value-type="string" calcext:value-type="string">
            <text:p>“16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IF([.C18]&gt;[.D18];[.D18];[.C18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18] &gt; [.C18];([.A18] - [.D18]/2 + [.E18]/2) * 39.37;[.A18]*39.37)" office:value-type="float" office:value="-228.346" calcext:value-type="float">
            <text:p>-228.346</text:p>
          </table:table-cell>
          <table:table-cell table:formula="of:=IF([.C18] &gt; [.D18];([.B18] - [.C18]/2 + [.E18]/2) * 39.37;[.B18]*39.37)" office:value-type="float" office:value="39.37" calcext:value-type="float">
            <text:p>39.37</text:p>
          </table:table-cell>
          <table:table-cell table:formula="of:=IF([.D18] &gt; [.C18];([.A18] + [.D18]/2 - [.E18]/2) * 39.37;[.A18]*39.37)" office:value-type="float" office:value="-204.724" calcext:value-type="float">
            <text:p>-204.724</text:p>
          </table:table-cell>
          <table:table-cell table:formula="of:=IF([.C18] &gt; [.D18];([.B18] + [.C18]/2 - [.E18]/2) * 39.37;[.B18]*39.37)" office:value-type="float" office:value="39.37" calcext:value-type="float">
            <text:p>39.37</text:p>
          </table:table-cell>
          <table:table-cell table:formula="of:=[.E18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18]+5" office:value-type="float" office:value="12.874" calcext:value-type="float">
            <text:p>12.874</text:p>
          </table:table-cell>
          <table:table-cell office:value-type="string" calcext:value-type="string">
            <text:p>“STCK”</text:p>
          </table:table-cell>
          <table:table-cell office:value-type="string" calcext:value-type="string">
            <text:p>“17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IF([.C19]&gt;[.D19];[.D19];[.C19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19] &gt; [.C19];([.A19] - [.D19]/2 + [.E19]/2) * 39.37;[.A19]*39.37)" office:value-type="float" office:value="-228.346" calcext:value-type="float">
            <text:p>-228.346</text:p>
          </table:table-cell>
          <table:table-cell table:formula="of:=IF([.C19] &gt; [.D19];([.B19] - [.C19]/2 + [.E19]/2) * 39.37;[.B19]*39.37)" office:value-type="float" office:value="55.118" calcext:value-type="float">
            <text:p>55.118</text:p>
          </table:table-cell>
          <table:table-cell table:formula="of:=IF([.D19] &gt; [.C19];([.A19] + [.D19]/2 - [.E19]/2) * 39.37;[.A19]*39.37)" office:value-type="float" office:value="-204.724" calcext:value-type="float">
            <text:p>-204.724</text:p>
          </table:table-cell>
          <table:table-cell table:formula="of:=IF([.C19] &gt; [.D19];([.B19] + [.C19]/2 - [.E19]/2) * 39.37;[.B19]*39.37)" office:value-type="float" office:value="55.118" calcext:value-type="float">
            <text:p>55.118</text:p>
          </table:table-cell>
          <table:table-cell table:formula="of:=[.E19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19]+5" office:value-type="float" office:value="12.874" calcext:value-type="float">
            <text:p>12.874</text:p>
          </table:table-cell>
          <table:table-cell office:value-type="string" calcext:value-type="string">
            <text:p>“SW”</text:p>
          </table:table-cell>
          <table:table-cell office:value-type="string" calcext:value-type="string">
            <text:p>“18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IF([.C20]&gt;[.D20];[.D20];[.C20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20] &gt; [.C20];([.A20] - [.D20]/2 + [.E20]/2) * 39.37;[.A20]*39.37)" office:value-type="float" office:value="-228.346" calcext:value-type="float">
            <text:p>-228.346</text:p>
          </table:table-cell>
          <table:table-cell table:formula="of:=IF([.C20] &gt; [.D20];([.B20] - [.C20]/2 + [.E20]/2) * 39.37;[.B20]*39.37)" office:value-type="float" office:value="70.866" calcext:value-type="float">
            <text:p>70.866</text:p>
          </table:table-cell>
          <table:table-cell table:formula="of:=IF([.D20] &gt; [.C20];([.A20] + [.D20]/2 - [.E20]/2) * 39.37;[.A20]*39.37)" office:value-type="float" office:value="-204.724" calcext:value-type="float">
            <text:p>-204.724</text:p>
          </table:table-cell>
          <table:table-cell table:formula="of:=IF([.C20] &gt; [.D20];([.B20] + [.C20]/2 - [.E20]/2) * 39.37;[.B20]*39.37)" office:value-type="float" office:value="70.866" calcext:value-type="float">
            <text:p>70.866</text:p>
          </table:table-cell>
          <table:table-cell table:formula="of:=[.E20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20]+5" office:value-type="float" office:value="12.874" calcext:value-type="float">
            <text:p>12.874</text:p>
          </table:table-cell>
          <table:table-cell office:value-type="string" calcext:value-type="string">
            <text:p>“STBY/RESET”</text:p>
          </table:table-cell>
          <table:table-cell office:value-type="string" calcext:value-type="string">
            <text:p>“19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2.2" calcext:value-type="float">
            <text:p>2.2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IF([.C21]&gt;[.D21];[.D21];[.C21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21] &gt; [.C21];([.A21] - [.D21]/2 + [.E21]/2) * 39.37;[.A21]*39.37)" office:value-type="float" office:value="-228.346" calcext:value-type="float">
            <text:p>-228.346</text:p>
          </table:table-cell>
          <table:table-cell table:formula="of:=IF([.C21] &gt; [.D21];([.B21] - [.C21]/2 + [.E21]/2) * 39.37;[.B21]*39.37)" office:value-type="float" office:value="86.614" calcext:value-type="float">
            <text:p>86.614</text:p>
          </table:table-cell>
          <table:table-cell table:formula="of:=IF([.D21] &gt; [.C21];([.A21] + [.D21]/2 - [.E21]/2) * 39.37;[.A21]*39.37)" office:value-type="float" office:value="-204.724" calcext:value-type="float">
            <text:p>-204.724</text:p>
          </table:table-cell>
          <table:table-cell table:formula="of:=IF([.C21] &gt; [.D21];([.B21] + [.C21]/2 - [.E21]/2) * 39.37;[.B21]*39.37)" office:value-type="float" office:value="86.614" calcext:value-type="float">
            <text:p>86.614</text:p>
          </table:table-cell>
          <table:table-cell table:formula="of:=[.E21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21]+5" office:value-type="float" office:value="12.874" calcext:value-type="float">
            <text:p>12.874</text:p>
          </table:table-cell>
          <table:table-cell office:value-type="string" calcext:value-type="string">
            <text:p>“SENSEA_S”</text:p>
          </table:table-cell>
          <table:table-cell office:value-type="string" calcext:value-type="string">
            <text:p>“20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2.65" calcext:value-type="float">
            <text:p>2.65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IF([.C22]&gt;[.D22];[.D22];[.C22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22] &gt; [.C22];([.A22] - [.D22]/2 + [.E22]/2) * 39.37;[.A22]*39.37)" office:value-type="float" office:value="-228.346" calcext:value-type="float">
            <text:p>-228.346</text:p>
          </table:table-cell>
          <table:table-cell table:formula="of:=IF([.C22] &gt; [.D22];([.B22] - [.C22]/2 + [.E22]/2) * 39.37;[.B22]*39.37)" office:value-type="float" office:value="104.3305" calcext:value-type="float">
            <text:p>104.3305</text:p>
          </table:table-cell>
          <table:table-cell table:formula="of:=IF([.D22] &gt; [.C22];([.A22] + [.D22]/2 - [.E22]/2) * 39.37;[.A22]*39.37)" office:value-type="float" office:value="-204.724" calcext:value-type="float">
            <text:p>-204.724</text:p>
          </table:table-cell>
          <table:table-cell table:formula="of:=IF([.C22] &gt; [.D22];([.B22] + [.C22]/2 - [.E22]/2) * 39.37;[.B22]*39.37)" office:value-type="float" office:value="104.3305" calcext:value-type="float">
            <text:p>104.3305</text:p>
          </table:table-cell>
          <table:table-cell table:formula="of:=[.E22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22]+5" office:value-type="float" office:value="12.874" calcext:value-type="float">
            <text:p>12.874</text:p>
          </table:table-cell>
          <table:table-cell office:value-type="string" calcext:value-type="string">
            <text:p>“GND”</text:p>
          </table:table-cell>
          <table:table-cell office:value-type="string" calcext:value-type="string">
            <text:p>“21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3.27" calcext:value-type="float">
            <text:p>3.27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IF([.C23]&gt;[.D23];[.D23];[.C23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23] &gt; [.C23];([.A23] - [.D23]/2 + [.E23]/2) * 39.37;[.A23]*39.37)" office:value-type="float" office:value="-228.346" calcext:value-type="float">
            <text:p>-228.346</text:p>
          </table:table-cell>
          <table:table-cell table:formula="of:=IF([.C23] &gt; [.D23];([.B23] - [.C23]/2 + [.E23]/2) * 39.37;[.B23]*39.37)" office:value-type="float" office:value="128.7399" calcext:value-type="float">
            <text:p>128.7399</text:p>
          </table:table-cell>
          <table:table-cell table:formula="of:=IF([.D23] &gt; [.C23];([.A23] + [.D23]/2 - [.E23]/2) * 39.37;[.A23]*39.37)" office:value-type="float" office:value="-204.724" calcext:value-type="float">
            <text:p>-204.724</text:p>
          </table:table-cell>
          <table:table-cell table:formula="of:=IF([.C23] &gt; [.D23];([.B23] + [.C23]/2 - [.E23]/2) * 39.37;[.B23]*39.37)" office:value-type="float" office:value="128.7399" calcext:value-type="float">
            <text:p>128.7399</text:p>
          </table:table-cell>
          <table:table-cell table:formula="of:=[.E23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23]+5" office:value-type="float" office:value="12.874" calcext:value-type="float">
            <text:p>12.874</text:p>
          </table:table-cell>
          <table:table-cell office:value-type="string" calcext:value-type="string">
            <text:p>“OUTA2”</text:p>
          </table:table-cell>
          <table:table-cell office:value-type="string" calcext:value-type="string">
            <text:p>“22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4.32" calcext:value-type="float">
            <text:p>4.32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IF([.C24]&gt;[.D24];[.D24];[.C24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24] &gt; [.C24];([.A24] - [.D24]/2 + [.E24]/2) * 39.37;[.A24]*39.37)" office:value-type="float" office:value="-228.346" calcext:value-type="float">
            <text:p>-228.346</text:p>
          </table:table-cell>
          <table:table-cell table:formula="of:=IF([.C24] &gt; [.D24];([.B24] - [.C24]/2 + [.E24]/2) * 39.37;[.B24]*39.37)" office:value-type="float" office:value="170.0784" calcext:value-type="float">
            <text:p>170.0784</text:p>
          </table:table-cell>
          <table:table-cell table:formula="of:=IF([.D24] &gt; [.C24];([.A24] + [.D24]/2 - [.E24]/2) * 39.37;[.A24]*39.37)" office:value-type="float" office:value="-204.724" calcext:value-type="float">
            <text:p>-204.724</text:p>
          </table:table-cell>
          <table:table-cell table:formula="of:=IF([.C24] &gt; [.D24];([.B24] + [.C24]/2 - [.E24]/2) * 39.37;[.B24]*39.37)" office:value-type="float" office:value="170.0784" calcext:value-type="float">
            <text:p>170.0784</text:p>
          </table:table-cell>
          <table:table-cell table:formula="of:=[.E24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24]+5" office:value-type="float" office:value="12.874" calcext:value-type="float">
            <text:p>12.874</text:p>
          </table:table-cell>
          <table:table-cell office:value-type="string" calcext:value-type="string">
            <text:p>“VS”</text:p>
          </table:table-cell>
          <table:table-cell office:value-type="string" calcext:value-type="string">
            <text:p>“23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4.72" calcext:value-type="float">
            <text:p>4.72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IF([.C25]&gt;[.D25];[.D25];[.C25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25] &gt; [.C25];([.A25] - [.D25]/2 + [.E25]/2) * 39.37;[.A25]*39.37)" office:value-type="float" office:value="-228.346" calcext:value-type="float">
            <text:p>-228.346</text:p>
          </table:table-cell>
          <table:table-cell table:formula="of:=IF([.C25] &gt; [.D25];([.B25] - [.C25]/2 + [.E25]/2) * 39.37;[.B25]*39.37)" office:value-type="float" office:value="185.8264" calcext:value-type="float">
            <text:p>185.8264</text:p>
          </table:table-cell>
          <table:table-cell table:formula="of:=IF([.D25] &gt; [.C25];([.A25] + [.D25]/2 - [.E25]/2) * 39.37;[.A25]*39.37)" office:value-type="float" office:value="-204.724" calcext:value-type="float">
            <text:p>-204.724</text:p>
          </table:table-cell>
          <table:table-cell table:formula="of:=IF([.C25] &gt; [.D25];([.B25] + [.C25]/2 - [.E25]/2) * 39.37;[.B25]*39.37)" office:value-type="float" office:value="185.8264" calcext:value-type="float">
            <text:p>185.8264</text:p>
          </table:table-cell>
          <table:table-cell table:formula="of:=[.E25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25]+5" office:value-type="float" office:value="12.874" calcext:value-type="float">
            <text:p>12.874</text:p>
          </table:table-cell>
          <table:table-cell office:value-type="string" calcext:value-type="string">
            <text:p>“VS”</text:p>
          </table:table-cell>
          <table:table-cell office:value-type="string" calcext:value-type="string">
            <text:p>“24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5.12" calcext:value-type="float">
            <text:p>5.12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IF([.C26]&gt;[.D26];[.D26];[.C26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26] &gt; [.C26];([.A26] - [.D26]/2 + [.E26]/2) * 39.37;[.A26]*39.37)" office:value-type="float" office:value="-228.346" calcext:value-type="float">
            <text:p>-228.346</text:p>
          </table:table-cell>
          <table:table-cell table:formula="of:=IF([.C26] &gt; [.D26];([.B26] - [.C26]/2 + [.E26]/2) * 39.37;[.B26]*39.37)" office:value-type="float" office:value="201.5744" calcext:value-type="float">
            <text:p>201.5744</text:p>
          </table:table-cell>
          <table:table-cell table:formula="of:=IF([.D26] &gt; [.C26];([.A26] + [.D26]/2 - [.E26]/2) * 39.37;[.A26]*39.37)" office:value-type="float" office:value="-204.724" calcext:value-type="float">
            <text:p>-204.724</text:p>
          </table:table-cell>
          <table:table-cell table:formula="of:=IF([.C26] &gt; [.D26];([.B26] + [.C26]/2 - [.E26]/2) * 39.37;[.B26]*39.37)" office:value-type="float" office:value="201.5744" calcext:value-type="float">
            <text:p>201.5744</text:p>
          </table:table-cell>
          <table:table-cell table:formula="of:=[.E26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26]+5" office:value-type="float" office:value="12.874" calcext:value-type="float">
            <text:p>12.874</text:p>
          </table:table-cell>
          <table:table-cell office:value-type="string" calcext:value-type="string">
            <text:p>“VS”</text:p>
          </table:table-cell>
          <table:table-cell office:value-type="string" calcext:value-type="string">
            <text:p>“25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5.52" calcext:value-type="float">
            <text:p>5.52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IF([.C27]&gt;[.D27];[.D27];[.C27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27] &gt; [.C27];([.A27] - [.D27]/2 + [.E27]/2) * 39.37;[.A27]*39.37)" office:value-type="float" office:value="-228.346" calcext:value-type="float">
            <text:p>-228.346</text:p>
          </table:table-cell>
          <table:table-cell table:formula="of:=IF([.C27] &gt; [.D27];([.B27] - [.C27]/2 + [.E27]/2) * 39.37;[.B27]*39.37)" office:value-type="float" office:value="217.3224" calcext:value-type="float">
            <text:p>217.3224</text:p>
          </table:table-cell>
          <table:table-cell table:formula="of:=IF([.D27] &gt; [.C27];([.A27] + [.D27]/2 - [.E27]/2) * 39.37;[.A27]*39.37)" office:value-type="float" office:value="-204.724" calcext:value-type="float">
            <text:p>-204.724</text:p>
          </table:table-cell>
          <table:table-cell table:formula="of:=IF([.C27] &gt; [.D27];([.B27] + [.C27]/2 - [.E27]/2) * 39.37;[.B27]*39.37)" office:value-type="float" office:value="217.3224" calcext:value-type="float">
            <text:p>217.3224</text:p>
          </table:table-cell>
          <table:table-cell table:formula="of:=[.E27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27]+5" office:value-type="float" office:value="12.874" calcext:value-type="float">
            <text:p>12.874</text:p>
          </table:table-cell>
          <table:table-cell office:value-type="string" calcext:value-type="string">
            <text:p>“VS”</text:p>
          </table:table-cell>
          <table:table-cell office:value-type="string" calcext:value-type="string">
            <text:p>“26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5.92" calcext:value-type="float">
            <text:p>5.92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IF([.C28]&gt;[.D28];[.D28];[.C28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28] &gt; [.C28];([.A28] - [.D28]/2 + [.E28]/2) * 39.37;[.A28]*39.37)" office:value-type="float" office:value="-228.346" calcext:value-type="float">
            <text:p>-228.346</text:p>
          </table:table-cell>
          <table:table-cell table:formula="of:=IF([.C28] &gt; [.D28];([.B28] - [.C28]/2 + [.E28]/2) * 39.37;[.B28]*39.37)" office:value-type="float" office:value="233.0704" calcext:value-type="float">
            <text:p>233.0704</text:p>
          </table:table-cell>
          <table:table-cell table:formula="of:=IF([.D28] &gt; [.C28];([.A28] + [.D28]/2 - [.E28]/2) * 39.37;[.A28]*39.37)" office:value-type="float" office:value="-204.724" calcext:value-type="float">
            <text:p>-204.724</text:p>
          </table:table-cell>
          <table:table-cell table:formula="of:=IF([.C28] &gt; [.D28];([.B28] + [.C28]/2 - [.E28]/2) * 39.37;[.B28]*39.37)" office:value-type="float" office:value="233.0704" calcext:value-type="float">
            <text:p>233.0704</text:p>
          </table:table-cell>
          <table:table-cell table:formula="of:=[.E28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28]+5" office:value-type="float" office:value="12.874" calcext:value-type="float">
            <text:p>12.874</text:p>
          </table:table-cell>
          <table:table-cell office:value-type="string" calcext:value-type="string">
            <text:p>“VS”</text:p>
          </table:table-cell>
          <table:table-cell office:value-type="string" calcext:value-type="string">
            <text:p>“27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6.32" calcext:value-type="float">
            <text:p>6.32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IF([.C29]&gt;[.D29];[.D29];[.C29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29] &gt; [.C29];([.A29] - [.D29]/2 + [.E29]/2) * 39.37;[.A29]*39.37)" office:value-type="float" office:value="-228.346" calcext:value-type="float">
            <text:p>-228.346</text:p>
          </table:table-cell>
          <table:table-cell table:formula="of:=IF([.C29] &gt; [.D29];([.B29] - [.C29]/2 + [.E29]/2) * 39.37;[.B29]*39.37)" office:value-type="float" office:value="248.8184" calcext:value-type="float">
            <text:p>248.8184</text:p>
          </table:table-cell>
          <table:table-cell table:formula="of:=IF([.D29] &gt; [.C29];([.A29] + [.D29]/2 - [.E29]/2) * 39.37;[.A29]*39.37)" office:value-type="float" office:value="-204.724" calcext:value-type="float">
            <text:p>-204.724</text:p>
          </table:table-cell>
          <table:table-cell table:formula="of:=IF([.C29] &gt; [.D29];([.B29] + [.C29]/2 - [.E29]/2) * 39.37;[.B29]*39.37)" office:value-type="float" office:value="248.8184" calcext:value-type="float">
            <text:p>248.8184</text:p>
          </table:table-cell>
          <table:table-cell table:formula="of:=[.E29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29]+5" office:value-type="float" office:value="12.874" calcext:value-type="float">
            <text:p>12.874</text:p>
          </table:table-cell>
          <table:table-cell office:value-type="string" calcext:value-type="string">
            <text:p>“VS”</text:p>
          </table:table-cell>
          <table:table-cell office:value-type="string" calcext:value-type="string">
            <text:p>“28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-4.93" calcext:value-type="float">
            <text:p>-4.93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IF([.C30]&gt;[.D30];[.D30];[.C30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30] &gt; [.C30];([.A30] - [.D30]/2 + [.E30]/2) * 39.37;[.A30]*39.37)" office:value-type="float" office:value="-194.0941" calcext:value-type="float">
            <text:p>-194.0941</text:p>
          </table:table-cell>
          <table:table-cell table:formula="of:=IF([.C30] &gt; [.D30];([.B30] - [.C30]/2 + [.E30]/2) * 39.37;[.B30]*39.37)" office:value-type="float" office:value="263.779" calcext:value-type="float">
            <text:p>263.779</text:p>
          </table:table-cell>
          <table:table-cell table:formula="of:=IF([.D30] &gt; [.C30];([.A30] + [.D30]/2 - [.E30]/2) * 39.37;[.A30]*39.37)" office:value-type="float" office:value="-194.0941" calcext:value-type="float">
            <text:p>-194.0941</text:p>
          </table:table-cell>
          <table:table-cell table:formula="of:=IF([.C30] &gt; [.D30];([.B30] + [.C30]/2 - [.E30]/2) * 39.37;[.B30]*39.37)" office:value-type="float" office:value="287.401" calcext:value-type="float">
            <text:p>287.401</text:p>
          </table:table-cell>
          <table:table-cell table:formula="of:=[.E30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30]+5" office:value-type="float" office:value="12.874" calcext:value-type="float">
            <text:p>12.874</text:p>
          </table:table-cell>
          <table:table-cell office:value-type="string" calcext:value-type="string">
            <text:p>“VS”</text:p>
          </table:table-cell>
          <table:table-cell office:value-type="string" calcext:value-type="string">
            <text:p>“29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-4.46" calcext:value-type="float">
            <text:p>-4.46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IF([.C31]&gt;[.D31];[.D31];[.C31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31] &gt; [.C31];([.A31] - [.D31]/2 + [.E31]/2) * 39.37;[.A31]*39.37)" office:value-type="float" office:value="-175.5902" calcext:value-type="float">
            <text:p>-175.5902</text:p>
          </table:table-cell>
          <table:table-cell table:formula="of:=IF([.C31] &gt; [.D31];([.B31] - [.C31]/2 + [.E31]/2) * 39.37;[.B31]*39.37)" office:value-type="float" office:value="263.779" calcext:value-type="float">
            <text:p>263.779</text:p>
          </table:table-cell>
          <table:table-cell table:formula="of:=IF([.D31] &gt; [.C31];([.A31] + [.D31]/2 - [.E31]/2) * 39.37;[.A31]*39.37)" office:value-type="float" office:value="-175.5902" calcext:value-type="float">
            <text:p>-175.5902</text:p>
          </table:table-cell>
          <table:table-cell table:formula="of:=IF([.C31] &gt; [.D31];([.B31] + [.C31]/2 - [.E31]/2) * 39.37;[.B31]*39.37)" office:value-type="float" office:value="287.401" calcext:value-type="float">
            <text:p>287.401</text:p>
          </table:table-cell>
          <table:table-cell table:formula="of:=[.E31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31]+5" office:value-type="float" office:value="12.874" calcext:value-type="float">
            <text:p>12.874</text:p>
          </table:table-cell>
          <table:table-cell office:value-type="string" calcext:value-type="string">
            <text:p>“VS”</text:p>
          </table:table-cell>
          <table:table-cell office:value-type="string" calcext:value-type="string">
            <text:p>“30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-4.06" calcext:value-type="float">
            <text:p>-4.06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IF([.C32]&gt;[.D32];[.D32];[.C32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32] &gt; [.C32];([.A32] - [.D32]/2 + [.E32]/2) * 39.37;[.A32]*39.37)" office:value-type="float" office:value="-159.8422" calcext:value-type="float">
            <text:p>-159.8422</text:p>
          </table:table-cell>
          <table:table-cell table:formula="of:=IF([.C32] &gt; [.D32];([.B32] - [.C32]/2 + [.E32]/2) * 39.37;[.B32]*39.37)" office:value-type="float" office:value="263.779" calcext:value-type="float">
            <text:p>263.779</text:p>
          </table:table-cell>
          <table:table-cell table:formula="of:=IF([.D32] &gt; [.C32];([.A32] + [.D32]/2 - [.E32]/2) * 39.37;[.A32]*39.37)" office:value-type="float" office:value="-159.8422" calcext:value-type="float">
            <text:p>-159.8422</text:p>
          </table:table-cell>
          <table:table-cell table:formula="of:=IF([.C32] &gt; [.D32];([.B32] + [.C32]/2 - [.E32]/2) * 39.37;[.B32]*39.37)" office:value-type="float" office:value="287.401" calcext:value-type="float">
            <text:p>287.401</text:p>
          </table:table-cell>
          <table:table-cell table:formula="of:=[.E32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32]+5" office:value-type="float" office:value="12.874" calcext:value-type="float">
            <text:p>12.874</text:p>
          </table:table-cell>
          <table:table-cell office:value-type="string" calcext:value-type="string">
            <text:p>“VS”</text:p>
          </table:table-cell>
          <table:table-cell office:value-type="string" calcext:value-type="string">
            <text:p>“31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-3.66" calcext:value-type="float">
            <text:p>-3.66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IF([.C33]&gt;[.D33];[.D33];[.C33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33] &gt; [.C33];([.A33] - [.D33]/2 + [.E33]/2) * 39.37;[.A33]*39.37)" office:value-type="float" office:value="-144.0942" calcext:value-type="float">
            <text:p>-144.0942</text:p>
          </table:table-cell>
          <table:table-cell table:formula="of:=IF([.C33] &gt; [.D33];([.B33] - [.C33]/2 + [.E33]/2) * 39.37;[.B33]*39.37)" office:value-type="float" office:value="263.779" calcext:value-type="float">
            <text:p>263.779</text:p>
          </table:table-cell>
          <table:table-cell table:formula="of:=IF([.D33] &gt; [.C33];([.A33] + [.D33]/2 - [.E33]/2) * 39.37;[.A33]*39.37)" office:value-type="float" office:value="-144.0942" calcext:value-type="float">
            <text:p>-144.0942</text:p>
          </table:table-cell>
          <table:table-cell table:formula="of:=IF([.C33] &gt; [.D33];([.B33] + [.C33]/2 - [.E33]/2) * 39.37;[.B33]*39.37)" office:value-type="float" office:value="287.401" calcext:value-type="float">
            <text:p>287.401</text:p>
          </table:table-cell>
          <table:table-cell table:formula="of:=[.E33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33]+5" office:value-type="float" office:value="12.874" calcext:value-type="float">
            <text:p>12.874</text:p>
          </table:table-cell>
          <table:table-cell office:value-type="string" calcext:value-type="string">
            <text:p>“VS”</text:p>
          </table:table-cell>
          <table:table-cell office:value-type="string" calcext:value-type="string">
            <text:p>“32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-2.51" calcext:value-type="float">
            <text:p>-2.51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IF([.C34]&gt;[.D34];[.D34];[.C34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34] &gt; [.C34];([.A34] - [.D34]/2 + [.E34]/2) * 39.37;[.A34]*39.37)" office:value-type="float" office:value="-98.8187" calcext:value-type="float">
            <text:p>-98.8187</text:p>
          </table:table-cell>
          <table:table-cell table:formula="of:=IF([.C34] &gt; [.D34];([.B34] - [.C34]/2 + [.E34]/2) * 39.37;[.B34]*39.37)" office:value-type="float" office:value="263.779" calcext:value-type="float">
            <text:p>263.779</text:p>
          </table:table-cell>
          <table:table-cell table:formula="of:=IF([.D34] &gt; [.C34];([.A34] + [.D34]/2 - [.E34]/2) * 39.37;[.A34]*39.37)" office:value-type="float" office:value="-98.8187" calcext:value-type="float">
            <text:p>-98.8187</text:p>
          </table:table-cell>
          <table:table-cell table:formula="of:=IF([.C34] &gt; [.D34];([.B34] + [.C34]/2 - [.E34]/2) * 39.37;[.B34]*39.37)" office:value-type="float" office:value="287.401" calcext:value-type="float">
            <text:p>287.401</text:p>
          </table:table-cell>
          <table:table-cell table:formula="of:=[.E34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34]+5" office:value-type="float" office:value="12.874" calcext:value-type="float">
            <text:p>12.874</text:p>
          </table:table-cell>
          <table:table-cell office:value-type="string" calcext:value-type="string">
            <text:p>“OUTA2”</text:p>
          </table:table-cell>
          <table:table-cell office:value-type="string" calcext:value-type="string">
            <text:p>“33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-1.81" calcext:value-type="float">
            <text:p>-1.81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IF([.C35]&gt;[.D35];[.D35];[.C35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35] &gt; [.C35];([.A35] - [.D35]/2 + [.E35]/2) * 39.37;[.A35]*39.37)" office:value-type="float" office:value="-71.2597" calcext:value-type="float">
            <text:p>-71.2597</text:p>
          </table:table-cell>
          <table:table-cell table:formula="of:=IF([.C35] &gt; [.D35];([.B35] - [.C35]/2 + [.E35]/2) * 39.37;[.B35]*39.37)" office:value-type="float" office:value="263.779" calcext:value-type="float">
            <text:p>263.779</text:p>
          </table:table-cell>
          <table:table-cell table:formula="of:=IF([.D35] &gt; [.C35];([.A35] + [.D35]/2 - [.E35]/2) * 39.37;[.A35]*39.37)" office:value-type="float" office:value="-71.2597" calcext:value-type="float">
            <text:p>-71.2597</text:p>
          </table:table-cell>
          <table:table-cell table:formula="of:=IF([.C35] &gt; [.D35];([.B35] + [.C35]/2 - [.E35]/2) * 39.37;[.B35]*39.37)" office:value-type="float" office:value="287.401" calcext:value-type="float">
            <text:p>287.401</text:p>
          </table:table-cell>
          <table:table-cell table:formula="of:=[.E35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35]+5" office:value-type="float" office:value="12.874" calcext:value-type="float">
            <text:p>12.874</text:p>
          </table:table-cell>
          <table:table-cell office:value-type="string" calcext:value-type="string">
            <text:p>“SENSEA_P”</text:p>
          </table:table-cell>
          <table:table-cell office:value-type="string" calcext:value-type="string">
            <text:p>“34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-1.41" calcext:value-type="float">
            <text:p>-1.41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IF([.C36]&gt;[.D36];[.D36];[.C36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36] &gt; [.C36];([.A36] - [.D36]/2 + [.E36]/2) * 39.37;[.A36]*39.37)" office:value-type="float" office:value="-55.5117" calcext:value-type="float">
            <text:p>-55.5117</text:p>
          </table:table-cell>
          <table:table-cell table:formula="of:=IF([.C36] &gt; [.D36];([.B36] - [.C36]/2 + [.E36]/2) * 39.37;[.B36]*39.37)" office:value-type="float" office:value="263.779" calcext:value-type="float">
            <text:p>263.779</text:p>
          </table:table-cell>
          <table:table-cell table:formula="of:=IF([.D36] &gt; [.C36];([.A36] + [.D36]/2 - [.E36]/2) * 39.37;[.A36]*39.37)" office:value-type="float" office:value="-55.5117" calcext:value-type="float">
            <text:p>-55.5117</text:p>
          </table:table-cell>
          <table:table-cell table:formula="of:=IF([.C36] &gt; [.D36];([.B36] + [.C36]/2 - [.E36]/2) * 39.37;[.B36]*39.37)" office:value-type="float" office:value="287.401" calcext:value-type="float">
            <text:p>287.401</text:p>
          </table:table-cell>
          <table:table-cell table:formula="of:=[.E36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36]+5" office:value-type="float" office:value="12.874" calcext:value-type="float">
            <text:p>12.874</text:p>
          </table:table-cell>
          <table:table-cell office:value-type="string" calcext:value-type="string">
            <text:p>“SENSEA_P”</text:p>
          </table:table-cell>
          <table:table-cell office:value-type="string" calcext:value-type="string">
            <text:p>“35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-1.01" calcext:value-type="float">
            <text:p>-1.01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IF([.C37]&gt;[.D37];[.D37];[.C37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37] &gt; [.C37];([.A37] - [.D37]/2 + [.E37]/2) * 39.37;[.A37]*39.37)" office:value-type="float" office:value="-39.7637" calcext:value-type="float">
            <text:p>-39.7637</text:p>
          </table:table-cell>
          <table:table-cell table:formula="of:=IF([.C37] &gt; [.D37];([.B37] - [.C37]/2 + [.E37]/2) * 39.37;[.B37]*39.37)" office:value-type="float" office:value="263.779" calcext:value-type="float">
            <text:p>263.779</text:p>
          </table:table-cell>
          <table:table-cell table:formula="of:=IF([.D37] &gt; [.C37];([.A37] + [.D37]/2 - [.E37]/2) * 39.37;[.A37]*39.37)" office:value-type="float" office:value="-39.7637" calcext:value-type="float">
            <text:p>-39.7637</text:p>
          </table:table-cell>
          <table:table-cell table:formula="of:=IF([.C37] &gt; [.D37];([.B37] + [.C37]/2 - [.E37]/2) * 39.37;[.B37]*39.37)" office:value-type="float" office:value="287.401" calcext:value-type="float">
            <text:p>287.401</text:p>
          </table:table-cell>
          <table:table-cell table:formula="of:=[.E37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37]+5" office:value-type="float" office:value="12.874" calcext:value-type="float">
            <text:p>12.874</text:p>
          </table:table-cell>
          <table:table-cell office:value-type="string" calcext:value-type="string">
            <text:p>“SENSEA_P”</text:p>
          </table:table-cell>
          <table:table-cell office:value-type="string" calcext:value-type="string">
            <text:p>“36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-0.31" calcext:value-type="float">
            <text:p>-0.31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IF([.C38]&gt;[.D38];[.D38];[.C38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38] &gt; [.C38];([.A38] - [.D38]/2 + [.E38]/2) * 39.37;[.A38]*39.37)" office:value-type="float" office:value="-12.2047" calcext:value-type="float">
            <text:p>-12.2047</text:p>
          </table:table-cell>
          <table:table-cell table:formula="of:=IF([.C38] &gt; [.D38];([.B38] - [.C38]/2 + [.E38]/2) * 39.37;[.B38]*39.37)" office:value-type="float" office:value="263.779" calcext:value-type="float">
            <text:p>263.779</text:p>
          </table:table-cell>
          <table:table-cell table:formula="of:=IF([.D38] &gt; [.C38];([.A38] + [.D38]/2 - [.E38]/2) * 39.37;[.A38]*39.37)" office:value-type="float" office:value="-12.2047" calcext:value-type="float">
            <text:p>-12.2047</text:p>
          </table:table-cell>
          <table:table-cell table:formula="of:=IF([.C38] &gt; [.D38];([.B38] + [.C38]/2 - [.E38]/2) * 39.37;[.B38]*39.37)" office:value-type="float" office:value="287.401" calcext:value-type="float">
            <text:p>287.401</text:p>
          </table:table-cell>
          <table:table-cell table:formula="of:=[.E38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38]+5" office:value-type="float" office:value="12.874" calcext:value-type="float">
            <text:p>12.874</text:p>
          </table:table-cell>
          <table:table-cell office:value-type="string" calcext:value-type="string">
            <text:p>“OUTA2”</text:p>
          </table:table-cell>
          <table:table-cell office:value-type="string" calcext:value-type="string">
            <text:p>“37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IF([.C39]&gt;[.D39];[.D39];[.C39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39] &gt; [.C39];([.A39] - [.D39]/2 + [.E39]/2) * 39.37;[.A39]*39.37)" office:value-type="float" office:value="12.5984" calcext:value-type="float">
            <text:p>12.5984</text:p>
          </table:table-cell>
          <table:table-cell table:formula="of:=IF([.C39] &gt; [.D39];([.B39] - [.C39]/2 + [.E39]/2) * 39.37;[.B39]*39.37)" office:value-type="float" office:value="263.779" calcext:value-type="float">
            <text:p>263.779</text:p>
          </table:table-cell>
          <table:table-cell table:formula="of:=IF([.D39] &gt; [.C39];([.A39] + [.D39]/2 - [.E39]/2) * 39.37;[.A39]*39.37)" office:value-type="float" office:value="12.5984" calcext:value-type="float">
            <text:p>12.5984</text:p>
          </table:table-cell>
          <table:table-cell table:formula="of:=IF([.C39] &gt; [.D39];([.B39] + [.C39]/2 - [.E39]/2) * 39.37;[.B39]*39.37)" office:value-type="float" office:value="287.401" calcext:value-type="float">
            <text:p>287.401</text:p>
          </table:table-cell>
          <table:table-cell table:formula="of:=[.E39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39]+5" office:value-type="float" office:value="12.874" calcext:value-type="float">
            <text:p>12.874</text:p>
          </table:table-cell>
          <table:table-cell office:value-type="string" calcext:value-type="string">
            <text:p>“OUTA1”</text:p>
          </table:table-cell>
          <table:table-cell office:value-type="string" calcext:value-type="string">
            <text:p>“38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IF([.C40]&gt;[.D40];[.D40];[.C40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40] &gt; [.C40];([.A40] - [.D40]/2 + [.E40]/2) * 39.37;[.A40]*39.37)" office:value-type="float" office:value="40.1574" calcext:value-type="float">
            <text:p>40.1574</text:p>
          </table:table-cell>
          <table:table-cell table:formula="of:=IF([.C40] &gt; [.D40];([.B40] - [.C40]/2 + [.E40]/2) * 39.37;[.B40]*39.37)" office:value-type="float" office:value="263.779" calcext:value-type="float">
            <text:p>263.779</text:p>
          </table:table-cell>
          <table:table-cell table:formula="of:=IF([.D40] &gt; [.C40];([.A40] + [.D40]/2 - [.E40]/2) * 39.37;[.A40]*39.37)" office:value-type="float" office:value="40.1574" calcext:value-type="float">
            <text:p>40.1574</text:p>
          </table:table-cell>
          <table:table-cell table:formula="of:=IF([.C40] &gt; [.D40];([.B40] + [.C40]/2 - [.E40]/2) * 39.37;[.B40]*39.37)" office:value-type="float" office:value="287.401" calcext:value-type="float">
            <text:p>287.401</text:p>
          </table:table-cell>
          <table:table-cell table:formula="of:=[.E40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40]+5" office:value-type="float" office:value="12.874" calcext:value-type="float">
            <text:p>12.874</text:p>
          </table:table-cell>
          <table:table-cell office:value-type="string" calcext:value-type="string">
            <text:p>“SENSEA_P”</text:p>
          </table:table-cell>
          <table:table-cell office:value-type="string" calcext:value-type="string">
            <text:p>“39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IF([.C41]&gt;[.D41];[.D41];[.C41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41] &gt; [.C41];([.A41] - [.D41]/2 + [.E41]/2) * 39.37;[.A41]*39.37)" office:value-type="float" office:value="55.9054" calcext:value-type="float">
            <text:p>55.9054</text:p>
          </table:table-cell>
          <table:table-cell table:formula="of:=IF([.C41] &gt; [.D41];([.B41] - [.C41]/2 + [.E41]/2) * 39.37;[.B41]*39.37)" office:value-type="float" office:value="263.779" calcext:value-type="float">
            <text:p>263.779</text:p>
          </table:table-cell>
          <table:table-cell table:formula="of:=IF([.D41] &gt; [.C41];([.A41] + [.D41]/2 - [.E41]/2) * 39.37;[.A41]*39.37)" office:value-type="float" office:value="55.9054" calcext:value-type="float">
            <text:p>55.9054</text:p>
          </table:table-cell>
          <table:table-cell table:formula="of:=IF([.C41] &gt; [.D41];([.B41] + [.C41]/2 - [.E41]/2) * 39.37;[.B41]*39.37)" office:value-type="float" office:value="287.401" calcext:value-type="float">
            <text:p>287.401</text:p>
          </table:table-cell>
          <table:table-cell table:formula="of:=[.E41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41]+5" office:value-type="float" office:value="12.874" calcext:value-type="float">
            <text:p>12.874</text:p>
          </table:table-cell>
          <table:table-cell office:value-type="string" calcext:value-type="string">
            <text:p>“SENSEA_P”</text:p>
          </table:table-cell>
          <table:table-cell office:value-type="string" calcext:value-type="string">
            <text:p>“40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IF([.C42]&gt;[.D42];[.D42];[.C42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42] &gt; [.C42];([.A42] - [.D42]/2 + [.E42]/2) * 39.37;[.A42]*39.37)" office:value-type="float" office:value="71.6534" calcext:value-type="float">
            <text:p>71.6534</text:p>
          </table:table-cell>
          <table:table-cell table:formula="of:=IF([.C42] &gt; [.D42];([.B42] - [.C42]/2 + [.E42]/2) * 39.37;[.B42]*39.37)" office:value-type="float" office:value="263.779" calcext:value-type="float">
            <text:p>263.779</text:p>
          </table:table-cell>
          <table:table-cell table:formula="of:=IF([.D42] &gt; [.C42];([.A42] + [.D42]/2 - [.E42]/2) * 39.37;[.A42]*39.37)" office:value-type="float" office:value="71.6534" calcext:value-type="float">
            <text:p>71.6534</text:p>
          </table:table-cell>
          <table:table-cell table:formula="of:=IF([.C42] &gt; [.D42];([.B42] + [.C42]/2 - [.E42]/2) * 39.37;[.B42]*39.37)" office:value-type="float" office:value="287.401" calcext:value-type="float">
            <text:p>287.401</text:p>
          </table:table-cell>
          <table:table-cell table:formula="of:=[.E42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42]+5" office:value-type="float" office:value="12.874" calcext:value-type="float">
            <text:p>12.874</text:p>
          </table:table-cell>
          <table:table-cell office:value-type="string" calcext:value-type="string">
            <text:p>“SENSEA_P”</text:p>
          </table:table-cell>
          <table:table-cell office:value-type="string" calcext:value-type="string">
            <text:p>“41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IF([.C43]&gt;[.D43];[.D43];[.C43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43] &gt; [.C43];([.A43] - [.D43]/2 + [.E43]/2) * 39.37;[.A43]*39.37)" office:value-type="float" office:value="99.2124" calcext:value-type="float">
            <text:p>99.2124</text:p>
          </table:table-cell>
          <table:table-cell table:formula="of:=IF([.C43] &gt; [.D43];([.B43] - [.C43]/2 + [.E43]/2) * 39.37;[.B43]*39.37)" office:value-type="float" office:value="263.779" calcext:value-type="float">
            <text:p>263.779</text:p>
          </table:table-cell>
          <table:table-cell table:formula="of:=IF([.D43] &gt; [.C43];([.A43] + [.D43]/2 - [.E43]/2) * 39.37;[.A43]*39.37)" office:value-type="float" office:value="99.2124" calcext:value-type="float">
            <text:p>99.2124</text:p>
          </table:table-cell>
          <table:table-cell table:formula="of:=IF([.C43] &gt; [.D43];([.B43] + [.C43]/2 - [.E43]/2) * 39.37;[.B43]*39.37)" office:value-type="float" office:value="287.401" calcext:value-type="float">
            <text:p>287.401</text:p>
          </table:table-cell>
          <table:table-cell table:formula="of:=[.E43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43]+5" office:value-type="float" office:value="12.874" calcext:value-type="float">
            <text:p>12.874</text:p>
          </table:table-cell>
          <table:table-cell office:value-type="string" calcext:value-type="string">
            <text:p>“OUTA1”</text:p>
          </table:table-cell>
          <table:table-cell office:value-type="string" calcext:value-type="string">
            <text:p>“42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IF([.C44]&gt;[.D44];[.D44];[.C44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44] &gt; [.C44];([.A44] - [.D44]/2 + [.E44]/2) * 39.37;[.A44]*39.37)" office:value-type="float" office:value="144.4879" calcext:value-type="float">
            <text:p>144.4879</text:p>
          </table:table-cell>
          <table:table-cell table:formula="of:=IF([.C44] &gt; [.D44];([.B44] - [.C44]/2 + [.E44]/2) * 39.37;[.B44]*39.37)" office:value-type="float" office:value="263.779" calcext:value-type="float">
            <text:p>263.779</text:p>
          </table:table-cell>
          <table:table-cell table:formula="of:=IF([.D44] &gt; [.C44];([.A44] + [.D44]/2 - [.E44]/2) * 39.37;[.A44]*39.37)" office:value-type="float" office:value="144.4879" calcext:value-type="float">
            <text:p>144.4879</text:p>
          </table:table-cell>
          <table:table-cell table:formula="of:=IF([.C44] &gt; [.D44];([.B44] + [.C44]/2 - [.E44]/2) * 39.37;[.B44]*39.37)" office:value-type="float" office:value="287.401" calcext:value-type="float">
            <text:p>287.401</text:p>
          </table:table-cell>
          <table:table-cell table:formula="of:=[.E44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44]+5" office:value-type="float" office:value="12.874" calcext:value-type="float">
            <text:p>12.874</text:p>
          </table:table-cell>
          <table:table-cell office:value-type="string" calcext:value-type="string">
            <text:p>“VS”</text:p>
          </table:table-cell>
          <table:table-cell office:value-type="string" calcext:value-type="string">
            <text:p>“43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IF([.C45]&gt;[.D45];[.D45];[.C45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45] &gt; [.C45];([.A45] - [.D45]/2 + [.E45]/2) * 39.37;[.A45]*39.37)" office:value-type="float" office:value="160.2359" calcext:value-type="float">
            <text:p>160.2359</text:p>
          </table:table-cell>
          <table:table-cell table:formula="of:=IF([.C45] &gt; [.D45];([.B45] - [.C45]/2 + [.E45]/2) * 39.37;[.B45]*39.37)" office:value-type="float" office:value="263.779" calcext:value-type="float">
            <text:p>263.779</text:p>
          </table:table-cell>
          <table:table-cell table:formula="of:=IF([.D45] &gt; [.C45];([.A45] + [.D45]/2 - [.E45]/2) * 39.37;[.A45]*39.37)" office:value-type="float" office:value="160.2359" calcext:value-type="float">
            <text:p>160.2359</text:p>
          </table:table-cell>
          <table:table-cell table:formula="of:=IF([.C45] &gt; [.D45];([.B45] + [.C45]/2 - [.E45]/2) * 39.37;[.B45]*39.37)" office:value-type="float" office:value="287.401" calcext:value-type="float">
            <text:p>287.401</text:p>
          </table:table-cell>
          <table:table-cell table:formula="of:=[.E45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45]+5" office:value-type="float" office:value="12.874" calcext:value-type="float">
            <text:p>12.874</text:p>
          </table:table-cell>
          <table:table-cell office:value-type="string" calcext:value-type="string">
            <text:p>“VS”</text:p>
          </table:table-cell>
          <table:table-cell office:value-type="string" calcext:value-type="string">
            <text:p>“44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IF([.C46]&gt;[.D46];[.D46];[.C46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46] &gt; [.C46];([.A46] - [.D46]/2 + [.E46]/2) * 39.37;[.A46]*39.37)" office:value-type="float" office:value="175.9839" calcext:value-type="float">
            <text:p>175.9839</text:p>
          </table:table-cell>
          <table:table-cell table:formula="of:=IF([.C46] &gt; [.D46];([.B46] - [.C46]/2 + [.E46]/2) * 39.37;[.B46]*39.37)" office:value-type="float" office:value="263.779" calcext:value-type="float">
            <text:p>263.779</text:p>
          </table:table-cell>
          <table:table-cell table:formula="of:=IF([.D46] &gt; [.C46];([.A46] + [.D46]/2 - [.E46]/2) * 39.37;[.A46]*39.37)" office:value-type="float" office:value="175.9839" calcext:value-type="float">
            <text:p>175.9839</text:p>
          </table:table-cell>
          <table:table-cell table:formula="of:=IF([.C46] &gt; [.D46];([.B46] + [.C46]/2 - [.E46]/2) * 39.37;[.B46]*39.37)" office:value-type="float" office:value="287.401" calcext:value-type="float">
            <text:p>287.401</text:p>
          </table:table-cell>
          <table:table-cell table:formula="of:=[.E46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46]+5" office:value-type="float" office:value="12.874" calcext:value-type="float">
            <text:p>12.874</text:p>
          </table:table-cell>
          <table:table-cell office:value-type="string" calcext:value-type="string">
            <text:p>“VS”</text:p>
          </table:table-cell>
          <table:table-cell office:value-type="string" calcext:value-type="string">
            <text:p>“45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4.93" calcext:value-type="float">
            <text:p>4.93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IF([.C47]&gt;[.D47];[.D47];[.C47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47] &gt; [.C47];([.A47] - [.D47]/2 + [.E47]/2) * 39.37;[.A47]*39.37)" office:value-type="float" office:value="194.0941" calcext:value-type="float">
            <text:p>194.0941</text:p>
          </table:table-cell>
          <table:table-cell table:formula="of:=IF([.C47] &gt; [.D47];([.B47] - [.C47]/2 + [.E47]/2) * 39.37;[.B47]*39.37)" office:value-type="float" office:value="263.779" calcext:value-type="float">
            <text:p>263.779</text:p>
          </table:table-cell>
          <table:table-cell table:formula="of:=IF([.D47] &gt; [.C47];([.A47] + [.D47]/2 - [.E47]/2) * 39.37;[.A47]*39.37)" office:value-type="float" office:value="194.0941" calcext:value-type="float">
            <text:p>194.0941</text:p>
          </table:table-cell>
          <table:table-cell table:formula="of:=IF([.C47] &gt; [.D47];([.B47] + [.C47]/2 - [.E47]/2) * 39.37;[.B47]*39.37)" office:value-type="float" office:value="287.401" calcext:value-type="float">
            <text:p>287.401</text:p>
          </table:table-cell>
          <table:table-cell table:formula="of:=[.E47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47]+5" office:value-type="float" office:value="12.874" calcext:value-type="float">
            <text:p>12.874</text:p>
          </table:table-cell>
          <table:table-cell office:value-type="string" calcext:value-type="string">
            <text:p>“VS”</text:p>
          </table:table-cell>
          <table:table-cell office:value-type="string" calcext:value-type="string">
            <text:p>“46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6.32" calcext:value-type="float">
            <text:p>6.32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IF([.C48]&gt;[.D48];[.D48];[.C48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48] &gt; [.C48];([.A48] - [.D48]/2 + [.E48]/2) * 39.37;[.A48]*39.37)" office:value-type="float" office:value="204.724" calcext:value-type="float">
            <text:p>204.724</text:p>
          </table:table-cell>
          <table:table-cell table:formula="of:=IF([.C48] &gt; [.D48];([.B48] - [.C48]/2 + [.E48]/2) * 39.37;[.B48]*39.37)" office:value-type="float" office:value="248.8184" calcext:value-type="float">
            <text:p>248.8184</text:p>
          </table:table-cell>
          <table:table-cell table:formula="of:=IF([.D48] &gt; [.C48];([.A48] + [.D48]/2 - [.E48]/2) * 39.37;[.A48]*39.37)" office:value-type="float" office:value="228.346" calcext:value-type="float">
            <text:p>228.346</text:p>
          </table:table-cell>
          <table:table-cell table:formula="of:=IF([.C48] &gt; [.D48];([.B48] + [.C48]/2 - [.E48]/2) * 39.37;[.B48]*39.37)" office:value-type="float" office:value="248.8184" calcext:value-type="float">
            <text:p>248.8184</text:p>
          </table:table-cell>
          <table:table-cell table:formula="of:=[.E48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48]+5" office:value-type="float" office:value="12.874" calcext:value-type="float">
            <text:p>12.874</text:p>
          </table:table-cell>
          <table:table-cell office:value-type="string" calcext:value-type="string">
            <text:p>“VS”</text:p>
          </table:table-cell>
          <table:table-cell office:value-type="string" calcext:value-type="string">
            <text:p>“47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.92" calcext:value-type="float">
            <text:p>5.92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IF([.C49]&gt;[.D49];[.D49];[.C49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49] &gt; [.C49];([.A49] - [.D49]/2 + [.E49]/2) * 39.37;[.A49]*39.37)" office:value-type="float" office:value="204.724" calcext:value-type="float">
            <text:p>204.724</text:p>
          </table:table-cell>
          <table:table-cell table:formula="of:=IF([.C49] &gt; [.D49];([.B49] - [.C49]/2 + [.E49]/2) * 39.37;[.B49]*39.37)" office:value-type="float" office:value="233.0704" calcext:value-type="float">
            <text:p>233.0704</text:p>
          </table:table-cell>
          <table:table-cell table:formula="of:=IF([.D49] &gt; [.C49];([.A49] + [.D49]/2 - [.E49]/2) * 39.37;[.A49]*39.37)" office:value-type="float" office:value="228.346" calcext:value-type="float">
            <text:p>228.346</text:p>
          </table:table-cell>
          <table:table-cell table:formula="of:=IF([.C49] &gt; [.D49];([.B49] + [.C49]/2 - [.E49]/2) * 39.37;[.B49]*39.37)" office:value-type="float" office:value="233.0704" calcext:value-type="float">
            <text:p>233.0704</text:p>
          </table:table-cell>
          <table:table-cell table:formula="of:=[.E49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49]+5" office:value-type="float" office:value="12.874" calcext:value-type="float">
            <text:p>12.874</text:p>
          </table:table-cell>
          <table:table-cell office:value-type="string" calcext:value-type="string">
            <text:p>“VS”</text:p>
          </table:table-cell>
          <table:table-cell office:value-type="string" calcext:value-type="string">
            <text:p>“48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.52" calcext:value-type="float">
            <text:p>5.52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IF([.C50]&gt;[.D50];[.D50];[.C50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50] &gt; [.C50];([.A50] - [.D50]/2 + [.E50]/2) * 39.37;[.A50]*39.37)" office:value-type="float" office:value="204.724" calcext:value-type="float">
            <text:p>204.724</text:p>
          </table:table-cell>
          <table:table-cell table:formula="of:=IF([.C50] &gt; [.D50];([.B50] - [.C50]/2 + [.E50]/2) * 39.37;[.B50]*39.37)" office:value-type="float" office:value="217.3224" calcext:value-type="float">
            <text:p>217.3224</text:p>
          </table:table-cell>
          <table:table-cell table:formula="of:=IF([.D50] &gt; [.C50];([.A50] + [.D50]/2 - [.E50]/2) * 39.37;[.A50]*39.37)" office:value-type="float" office:value="228.346" calcext:value-type="float">
            <text:p>228.346</text:p>
          </table:table-cell>
          <table:table-cell table:formula="of:=IF([.C50] &gt; [.D50];([.B50] + [.C50]/2 - [.E50]/2) * 39.37;[.B50]*39.37)" office:value-type="float" office:value="217.3224" calcext:value-type="float">
            <text:p>217.3224</text:p>
          </table:table-cell>
          <table:table-cell table:formula="of:=[.E50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50]+5" office:value-type="float" office:value="12.874" calcext:value-type="float">
            <text:p>12.874</text:p>
          </table:table-cell>
          <table:table-cell office:value-type="string" calcext:value-type="string">
            <text:p>“VS”</text:p>
          </table:table-cell>
          <table:table-cell office:value-type="string" calcext:value-type="string">
            <text:p>“49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.12" calcext:value-type="float">
            <text:p>5.12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IF([.C51]&gt;[.D51];[.D51];[.C51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51] &gt; [.C51];([.A51] - [.D51]/2 + [.E51]/2) * 39.37;[.A51]*39.37)" office:value-type="float" office:value="204.724" calcext:value-type="float">
            <text:p>204.724</text:p>
          </table:table-cell>
          <table:table-cell table:formula="of:=IF([.C51] &gt; [.D51];([.B51] - [.C51]/2 + [.E51]/2) * 39.37;[.B51]*39.37)" office:value-type="float" office:value="201.5744" calcext:value-type="float">
            <text:p>201.5744</text:p>
          </table:table-cell>
          <table:table-cell table:formula="of:=IF([.D51] &gt; [.C51];([.A51] + [.D51]/2 - [.E51]/2) * 39.37;[.A51]*39.37)" office:value-type="float" office:value="228.346" calcext:value-type="float">
            <text:p>228.346</text:p>
          </table:table-cell>
          <table:table-cell table:formula="of:=IF([.C51] &gt; [.D51];([.B51] + [.C51]/2 - [.E51]/2) * 39.37;[.B51]*39.37)" office:value-type="float" office:value="201.5744" calcext:value-type="float">
            <text:p>201.5744</text:p>
          </table:table-cell>
          <table:table-cell table:formula="of:=[.E51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51]+5" office:value-type="float" office:value="12.874" calcext:value-type="float">
            <text:p>12.874</text:p>
          </table:table-cell>
          <table:table-cell office:value-type="string" calcext:value-type="string">
            <text:p>“VS”</text:p>
          </table:table-cell>
          <table:table-cell office:value-type="string" calcext:value-type="string">
            <text:p>“50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.72" calcext:value-type="float">
            <text:p>4.72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IF([.C52]&gt;[.D52];[.D52];[.C52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52] &gt; [.C52];([.A52] - [.D52]/2 + [.E52]/2) * 39.37;[.A52]*39.37)" office:value-type="float" office:value="204.724" calcext:value-type="float">
            <text:p>204.724</text:p>
          </table:table-cell>
          <table:table-cell table:formula="of:=IF([.C52] &gt; [.D52];([.B52] - [.C52]/2 + [.E52]/2) * 39.37;[.B52]*39.37)" office:value-type="float" office:value="185.8264" calcext:value-type="float">
            <text:p>185.8264</text:p>
          </table:table-cell>
          <table:table-cell table:formula="of:=IF([.D52] &gt; [.C52];([.A52] + [.D52]/2 - [.E52]/2) * 39.37;[.A52]*39.37)" office:value-type="float" office:value="228.346" calcext:value-type="float">
            <text:p>228.346</text:p>
          </table:table-cell>
          <table:table-cell table:formula="of:=IF([.C52] &gt; [.D52];([.B52] + [.C52]/2 - [.E52]/2) * 39.37;[.B52]*39.37)" office:value-type="float" office:value="185.8264" calcext:value-type="float">
            <text:p>185.8264</text:p>
          </table:table-cell>
          <table:table-cell table:formula="of:=[.E52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52]+5" office:value-type="float" office:value="12.874" calcext:value-type="float">
            <text:p>12.874</text:p>
          </table:table-cell>
          <table:table-cell office:value-type="string" calcext:value-type="string">
            <text:p>“VS”</text:p>
          </table:table-cell>
          <table:table-cell office:value-type="string" calcext:value-type="string">
            <text:p>“51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.32" calcext:value-type="float">
            <text:p>4.32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IF([.C53]&gt;[.D53];[.D53];[.C53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53] &gt; [.C53];([.A53] - [.D53]/2 + [.E53]/2) * 39.37;[.A53]*39.37)" office:value-type="float" office:value="204.724" calcext:value-type="float">
            <text:p>204.724</text:p>
          </table:table-cell>
          <table:table-cell table:formula="of:=IF([.C53] &gt; [.D53];([.B53] - [.C53]/2 + [.E53]/2) * 39.37;[.B53]*39.37)" office:value-type="float" office:value="170.0784" calcext:value-type="float">
            <text:p>170.0784</text:p>
          </table:table-cell>
          <table:table-cell table:formula="of:=IF([.D53] &gt; [.C53];([.A53] + [.D53]/2 - [.E53]/2) * 39.37;[.A53]*39.37)" office:value-type="float" office:value="228.346" calcext:value-type="float">
            <text:p>228.346</text:p>
          </table:table-cell>
          <table:table-cell table:formula="of:=IF([.C53] &gt; [.D53];([.B53] + [.C53]/2 - [.E53]/2) * 39.37;[.B53]*39.37)" office:value-type="float" office:value="170.0784" calcext:value-type="float">
            <text:p>170.0784</text:p>
          </table:table-cell>
          <table:table-cell table:formula="of:=[.E53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53]+5" office:value-type="float" office:value="12.874" calcext:value-type="float">
            <text:p>12.874</text:p>
          </table:table-cell>
          <table:table-cell office:value-type="string" calcext:value-type="string">
            <text:p>“VS”</text:p>
          </table:table-cell>
          <table:table-cell office:value-type="string" calcext:value-type="string">
            <text:p>“52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3.27" calcext:value-type="float">
            <text:p>3.27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IF([.C54]&gt;[.D54];[.D54];[.C54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54] &gt; [.C54];([.A54] - [.D54]/2 + [.E54]/2) * 39.37;[.A54]*39.37)" office:value-type="float" office:value="204.724" calcext:value-type="float">
            <text:p>204.724</text:p>
          </table:table-cell>
          <table:table-cell table:formula="of:=IF([.C54] &gt; [.D54];([.B54] - [.C54]/2 + [.E54]/2) * 39.37;[.B54]*39.37)" office:value-type="float" office:value="128.7399" calcext:value-type="float">
            <text:p>128.7399</text:p>
          </table:table-cell>
          <table:table-cell table:formula="of:=IF([.D54] &gt; [.C54];([.A54] + [.D54]/2 - [.E54]/2) * 39.37;[.A54]*39.37)" office:value-type="float" office:value="228.346" calcext:value-type="float">
            <text:p>228.346</text:p>
          </table:table-cell>
          <table:table-cell table:formula="of:=IF([.C54] &gt; [.D54];([.B54] + [.C54]/2 - [.E54]/2) * 39.37;[.B54]*39.37)" office:value-type="float" office:value="128.7399" calcext:value-type="float">
            <text:p>128.7399</text:p>
          </table:table-cell>
          <table:table-cell table:formula="of:=[.E54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54]+5" office:value-type="float" office:value="12.874" calcext:value-type="float">
            <text:p>12.874</text:p>
          </table:table-cell>
          <table:table-cell office:value-type="string" calcext:value-type="string">
            <text:p>“OUTA1”</text:p>
          </table:table-cell>
          <table:table-cell office:value-type="string" calcext:value-type="string">
            <text:p>“53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65" calcext:value-type="float">
            <text:p>2.65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IF([.C55]&gt;[.D55];[.D55];[.C55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55] &gt; [.C55];([.A55] - [.D55]/2 + [.E55]/2) * 39.37;[.A55]*39.37)" office:value-type="float" office:value="204.724" calcext:value-type="float">
            <text:p>204.724</text:p>
          </table:table-cell>
          <table:table-cell table:formula="of:=IF([.C55] &gt; [.D55];([.B55] - [.C55]/2 + [.E55]/2) * 39.37;[.B55]*39.37)" office:value-type="float" office:value="104.3305" calcext:value-type="float">
            <text:p>104.3305</text:p>
          </table:table-cell>
          <table:table-cell table:formula="of:=IF([.D55] &gt; [.C55];([.A55] + [.D55]/2 - [.E55]/2) * 39.37;[.A55]*39.37)" office:value-type="float" office:value="228.346" calcext:value-type="float">
            <text:p>228.346</text:p>
          </table:table-cell>
          <table:table-cell table:formula="of:=IF([.C55] &gt; [.D55];([.B55] + [.C55]/2 - [.E55]/2) * 39.37;[.B55]*39.37)" office:value-type="float" office:value="104.3305" calcext:value-type="float">
            <text:p>104.3305</text:p>
          </table:table-cell>
          <table:table-cell table:formula="of:=[.E55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55]+5" office:value-type="float" office:value="12.874" calcext:value-type="float">
            <text:p>12.874</text:p>
          </table:table-cell>
          <table:table-cell office:value-type="string" calcext:value-type="string">
            <text:p>“ADCIN”</text:p>
          </table:table-cell>
          <table:table-cell office:value-type="string" calcext:value-type="string">
            <text:p>“54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.93" calcext:value-type="float">
            <text:p>1.93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IF([.C56]&gt;[.D56];[.D56];[.C56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56] &gt; [.C56];([.A56] - [.D56]/2 + [.E56]/2) * 39.37;[.A56]*39.37)" office:value-type="float" office:value="204.724" calcext:value-type="float">
            <text:p>204.724</text:p>
          </table:table-cell>
          <table:table-cell table:formula="of:=IF([.C56] &gt; [.D56];([.B56] - [.C56]/2 + [.E56]/2) * 39.37;[.B56]*39.37)" office:value-type="float" office:value="75.9841" calcext:value-type="float">
            <text:p>75.9841</text:p>
          </table:table-cell>
          <table:table-cell table:formula="of:=IF([.D56] &gt; [.C56];([.A56] + [.D56]/2 - [.E56]/2) * 39.37;[.A56]*39.37)" office:value-type="float" office:value="228.346" calcext:value-type="float">
            <text:p>228.346</text:p>
          </table:table-cell>
          <table:table-cell table:formula="of:=IF([.C56] &gt; [.D56];([.B56] + [.C56]/2 - [.E56]/2) * 39.37;[.B56]*39.37)" office:value-type="float" office:value="75.9841" calcext:value-type="float">
            <text:p>75.9841</text:p>
          </table:table-cell>
          <table:table-cell table:formula="of:=[.E56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56]+5" office:value-type="float" office:value="12.874" calcext:value-type="float">
            <text:p>12.874</text:p>
          </table:table-cell>
          <table:table-cell office:value-type="string" calcext:value-type="string">
            <text:p>“VS”</text:p>
          </table:table-cell>
          <table:table-cell office:value-type="string" calcext:value-type="string">
            <text:p>“55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.53" calcext:value-type="float">
            <text:p>1.53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IF([.C57]&gt;[.D57];[.D57];[.C57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57] &gt; [.C57];([.A57] - [.D57]/2 + [.E57]/2) * 39.37;[.A57]*39.37)" office:value-type="float" office:value="204.724" calcext:value-type="float">
            <text:p>204.724</text:p>
          </table:table-cell>
          <table:table-cell table:formula="of:=IF([.C57] &gt; [.D57];([.B57] - [.C57]/2 + [.E57]/2) * 39.37;[.B57]*39.37)" office:value-type="float" office:value="60.2361" calcext:value-type="float">
            <text:p>60.2361</text:p>
          </table:table-cell>
          <table:table-cell table:formula="of:=IF([.D57] &gt; [.C57];([.A57] + [.D57]/2 - [.E57]/2) * 39.37;[.A57]*39.37)" office:value-type="float" office:value="228.346" calcext:value-type="float">
            <text:p>228.346</text:p>
          </table:table-cell>
          <table:table-cell table:formula="of:=IF([.C57] &gt; [.D57];([.B57] + [.C57]/2 - [.E57]/2) * 39.37;[.B57]*39.37)" office:value-type="float" office:value="60.2361" calcext:value-type="float">
            <text:p>60.2361</text:p>
          </table:table-cell>
          <table:table-cell table:formula="of:=[.E57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57]+5" office:value-type="float" office:value="12.874" calcext:value-type="float">
            <text:p>12.874</text:p>
          </table:table-cell>
          <table:table-cell office:value-type="string" calcext:value-type="string">
            <text:p>“VBOOT”</text:p>
          </table:table-cell>
          <table:table-cell office:value-type="string" calcext:value-type="string">
            <text:p>“56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IF([.C58]&gt;[.D58];[.D58];[.C58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58] &gt; [.C58];([.A58] - [.D58]/2 + [.E58]/2) * 39.37;[.A58]*39.37)" office:value-type="float" office:value="204.724" calcext:value-type="float">
            <text:p>204.724</text:p>
          </table:table-cell>
          <table:table-cell table:formula="of:=IF([.C58] &gt; [.D58];([.B58] - [.C58]/2 + [.E58]/2) * 39.37;[.B58]*39.37)" office:value-type="float" office:value="31.496" calcext:value-type="float">
            <text:p>31.496</text:p>
          </table:table-cell>
          <table:table-cell table:formula="of:=IF([.D58] &gt; [.C58];([.A58] + [.D58]/2 - [.E58]/2) * 39.37;[.A58]*39.37)" office:value-type="float" office:value="228.346" calcext:value-type="float">
            <text:p>228.346</text:p>
          </table:table-cell>
          <table:table-cell table:formula="of:=IF([.C58] &gt; [.D58];([.B58] + [.C58]/2 - [.E58]/2) * 39.37;[.B58]*39.37)" office:value-type="float" office:value="31.496" calcext:value-type="float">
            <text:p>31.496</text:p>
          </table:table-cell>
          <table:table-cell table:formula="of:=[.E58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58]+5" office:value-type="float" office:value="12.874" calcext:value-type="float">
            <text:p>12.874</text:p>
          </table:table-cell>
          <table:table-cell office:value-type="string" calcext:value-type="string">
            <text:p>“CP”</text:p>
          </table:table-cell>
          <table:table-cell office:value-type="string" calcext:value-type="string">
            <text:p>“57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IF([.C59]&gt;[.D59];[.D59];[.C59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59] &gt; [.C59];([.A59] - [.D59]/2 + [.E59]/2) * 39.37;[.A59]*39.37)" office:value-type="float" office:value="204.724" calcext:value-type="float">
            <text:p>204.724</text:p>
          </table:table-cell>
          <table:table-cell table:formula="of:=IF([.C59] &gt; [.D59];([.B59] - [.C59]/2 + [.E59]/2) * 39.37;[.B59]*39.37)" office:value-type="float" office:value="15.748" calcext:value-type="float">
            <text:p>15.748</text:p>
          </table:table-cell>
          <table:table-cell table:formula="of:=IF([.D59] &gt; [.C59];([.A59] + [.D59]/2 - [.E59]/2) * 39.37;[.A59]*39.37)" office:value-type="float" office:value="228.346" calcext:value-type="float">
            <text:p>228.346</text:p>
          </table:table-cell>
          <table:table-cell table:formula="of:=IF([.C59] &gt; [.D59];([.B59] + [.C59]/2 - [.E59]/2) * 39.37;[.B59]*39.37)" office:value-type="float" office:value="15.748" calcext:value-type="float">
            <text:p>15.748</text:p>
          </table:table-cell>
          <table:table-cell table:formula="of:=[.E59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59]+5" office:value-type="float" office:value="12.874" calcext:value-type="float">
            <text:p>12.874</text:p>
          </table:table-cell>
          <table:table-cell office:value-type="string" calcext:value-type="string">
            <text:p>“VCC”</text:p>
          </table:table-cell>
          <table:table-cell office:value-type="string" calcext:value-type="string">
            <text:p>“58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IF([.C60]&gt;[.D60];[.D60];[.C60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60] &gt; [.C60];([.A60] - [.D60]/2 + [.E60]/2) * 39.37;[.A60]*39.37)" office:value-type="float" office:value="204.724" calcext:value-type="float">
            <text:p>204.724</text:p>
          </table:table-cell>
          <table:table-cell table:formula="of:=IF([.C60] &gt; [.D60];([.B60] - [.C60]/2 + [.E60]/2) * 39.37;[.B60]*39.37)" office:value-type="float" office:value="0" calcext:value-type="float">
            <text:p>0</text:p>
          </table:table-cell>
          <table:table-cell table:formula="of:=IF([.D60] &gt; [.C60];([.A60] + [.D60]/2 - [.E60]/2) * 39.37;[.A60]*39.37)" office:value-type="float" office:value="228.346" calcext:value-type="float">
            <text:p>228.346</text:p>
          </table:table-cell>
          <table:table-cell table:formula="of:=IF([.C60] &gt; [.D60];([.B60] + [.C60]/2 - [.E60]/2) * 39.37;[.B60]*39.37)" office:value-type="float" office:value="0" calcext:value-type="float">
            <text:p>0</text:p>
          </table:table-cell>
          <table:table-cell table:formula="of:=[.E60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60]+5" office:value-type="float" office:value="12.874" calcext:value-type="float">
            <text:p>12.874</text:p>
          </table:table-cell>
          <table:table-cell office:value-type="string" calcext:value-type="string">
            <text:p>“GND”</text:p>
          </table:table-cell>
          <table:table-cell office:value-type="string" calcext:value-type="string">
            <text:p>“59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IF([.C61]&gt;[.D61];[.D61];[.C61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61] &gt; [.C61];([.A61] - [.D61]/2 + [.E61]/2) * 39.37;[.A61]*39.37)" office:value-type="float" office:value="204.724" calcext:value-type="float">
            <text:p>204.724</text:p>
          </table:table-cell>
          <table:table-cell table:formula="of:=IF([.C61] &gt; [.D61];([.B61] - [.C61]/2 + [.E61]/2) * 39.37;[.B61]*39.37)" office:value-type="float" office:value="-15.748" calcext:value-type="float">
            <text:p>-15.748</text:p>
          </table:table-cell>
          <table:table-cell table:formula="of:=IF([.D61] &gt; [.C61];([.A61] + [.D61]/2 - [.E61]/2) * 39.37;[.A61]*39.37)" office:value-type="float" office:value="228.346" calcext:value-type="float">
            <text:p>228.346</text:p>
          </table:table-cell>
          <table:table-cell table:formula="of:=IF([.C61] &gt; [.D61];([.B61] + [.C61]/2 - [.E61]/2) * 39.37;[.B61]*39.37)" office:value-type="float" office:value="-15.748" calcext:value-type="float">
            <text:p>-15.748</text:p>
          </table:table-cell>
          <table:table-cell table:formula="of:=[.E61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61]+5" office:value-type="float" office:value="12.874" calcext:value-type="float">
            <text:p>12.874</text:p>
          </table:table-cell>
          <table:table-cell office:value-type="string" calcext:value-type="string">
            <text:p>“VCCREG”</text:p>
          </table:table-cell>
          <table:table-cell office:value-type="string" calcext:value-type="string">
            <text:p>“60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-1.13" calcext:value-type="float">
            <text:p>-1.13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IF([.C62]&gt;[.D62];[.D62];[.C62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62] &gt; [.C62];([.A62] - [.D62]/2 + [.E62]/2) * 39.37;[.A62]*39.37)" office:value-type="float" office:value="204.724" calcext:value-type="float">
            <text:p>204.724</text:p>
          </table:table-cell>
          <table:table-cell table:formula="of:=IF([.C62] &gt; [.D62];([.B62] - [.C62]/2 + [.E62]/2) * 39.37;[.B62]*39.37)" office:value-type="float" office:value="-44.4881" calcext:value-type="float">
            <text:p>-44.4881</text:p>
          </table:table-cell>
          <table:table-cell table:formula="of:=IF([.D62] &gt; [.C62];([.A62] + [.D62]/2 - [.E62]/2) * 39.37;[.A62]*39.37)" office:value-type="float" office:value="228.346" calcext:value-type="float">
            <text:p>228.346</text:p>
          </table:table-cell>
          <table:table-cell table:formula="of:=IF([.C62] &gt; [.D62];([.B62] + [.C62]/2 - [.E62]/2) * 39.37;[.B62]*39.37)" office:value-type="float" office:value="-44.4881" calcext:value-type="float">
            <text:p>-44.4881</text:p>
          </table:table-cell>
          <table:table-cell table:formula="of:=[.E62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62]+5" office:value-type="float" office:value="12.874" calcext:value-type="float">
            <text:p>12.874</text:p>
          </table:table-cell>
          <table:table-cell office:value-type="string" calcext:value-type="string">
            <text:p>“VSREG”</text:p>
          </table:table-cell>
          <table:table-cell office:value-type="string" calcext:value-type="string">
            <text:p>“61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-1.85" calcext:value-type="float">
            <text:p>-1.85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IF([.C63]&gt;[.D63];[.D63];[.C63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63] &gt; [.C63];([.A63] - [.D63]/2 + [.E63]/2) * 39.37;[.A63]*39.37)" office:value-type="float" office:value="204.724" calcext:value-type="float">
            <text:p>204.724</text:p>
          </table:table-cell>
          <table:table-cell table:formula="of:=IF([.C63] &gt; [.D63];([.B63] - [.C63]/2 + [.E63]/2) * 39.37;[.B63]*39.37)" office:value-type="float" office:value="-72.8345" calcext:value-type="float">
            <text:p>-72.8345</text:p>
          </table:table-cell>
          <table:table-cell table:formula="of:=IF([.D63] &gt; [.C63];([.A63] + [.D63]/2 - [.E63]/2) * 39.37;[.A63]*39.37)" office:value-type="float" office:value="228.346" calcext:value-type="float">
            <text:p>228.346</text:p>
          </table:table-cell>
          <table:table-cell table:formula="of:=IF([.C63] &gt; [.D63];([.B63] + [.C63]/2 - [.E63]/2) * 39.37;[.B63]*39.37)" office:value-type="float" office:value="-72.8345" calcext:value-type="float">
            <text:p>-72.8345</text:p>
          </table:table-cell>
          <table:table-cell table:formula="of:=[.E63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63]+5" office:value-type="float" office:value="12.874" calcext:value-type="float">
            <text:p>12.874</text:p>
          </table:table-cell>
          <table:table-cell office:value-type="string" calcext:value-type="string">
            <text:p>“VREG”</text:p>
          </table:table-cell>
          <table:table-cell office:value-type="string" calcext:value-type="string">
            <text:p>“62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-2.25" calcext:value-type="float">
            <text:p>-2.25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IF([.C64]&gt;[.D64];[.D64];[.C64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64] &gt; [.C64];([.A64] - [.D64]/2 + [.E64]/2) * 39.37;[.A64]*39.37)" office:value-type="float" office:value="204.724" calcext:value-type="float">
            <text:p>204.724</text:p>
          </table:table-cell>
          <table:table-cell table:formula="of:=IF([.C64] &gt; [.D64];([.B64] - [.C64]/2 + [.E64]/2) * 39.37;[.B64]*39.37)" office:value-type="float" office:value="-88.5825" calcext:value-type="float">
            <text:p>-88.5825</text:p>
          </table:table-cell>
          <table:table-cell table:formula="of:=IF([.D64] &gt; [.C64];([.A64] + [.D64]/2 - [.E64]/2) * 39.37;[.A64]*39.37)" office:value-type="float" office:value="228.346" calcext:value-type="float">
            <text:p>228.346</text:p>
          </table:table-cell>
          <table:table-cell table:formula="of:=IF([.C64] &gt; [.D64];([.B64] + [.C64]/2 - [.E64]/2) * 39.37;[.B64]*39.37)" office:value-type="float" office:value="-88.5825" calcext:value-type="float">
            <text:p>-88.5825</text:p>
          </table:table-cell>
          <table:table-cell table:formula="of:=[.E64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64]+5" office:value-type="float" office:value="12.874" calcext:value-type="float">
            <text:p>12.874</text:p>
          </table:table-cell>
          <table:table-cell office:value-type="string" calcext:value-type="string">
            <text:p>“OSCIN”</text:p>
          </table:table-cell>
          <table:table-cell office:value-type="string" calcext:value-type="string">
            <text:p>“63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-2.65" calcext:value-type="float">
            <text:p>-2.65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IF([.C65]&gt;[.D65];[.D65];[.C65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65] &gt; [.C65];([.A65] - [.D65]/2 + [.E65]/2) * 39.37;[.A65]*39.37)" office:value-type="float" office:value="204.724" calcext:value-type="float">
            <text:p>204.724</text:p>
          </table:table-cell>
          <table:table-cell table:formula="of:=IF([.C65] &gt; [.D65];([.B65] - [.C65]/2 + [.E65]/2) * 39.37;[.B65]*39.37)" office:value-type="float" office:value="-104.3305" calcext:value-type="float">
            <text:p>-104.3305</text:p>
          </table:table-cell>
          <table:table-cell table:formula="of:=IF([.D65] &gt; [.C65];([.A65] + [.D65]/2 - [.E65]/2) * 39.37;[.A65]*39.37)" office:value-type="float" office:value="228.346" calcext:value-type="float">
            <text:p>228.346</text:p>
          </table:table-cell>
          <table:table-cell table:formula="of:=IF([.C65] &gt; [.D65];([.B65] + [.C65]/2 - [.E65]/2) * 39.37;[.B65]*39.37)" office:value-type="float" office:value="-104.3305" calcext:value-type="float">
            <text:p>-104.3305</text:p>
          </table:table-cell>
          <table:table-cell table:formula="of:=[.E65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65]+5" office:value-type="float" office:value="12.874" calcext:value-type="float">
            <text:p>12.874</text:p>
          </table:table-cell>
          <table:table-cell office:value-type="string" calcext:value-type="string">
            <text:p>“OSCOUT”</text:p>
          </table:table-cell>
          <table:table-cell office:value-type="string" calcext:value-type="string">
            <text:p>“64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-3.27" calcext:value-type="float">
            <text:p>-3.27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IF([.C66]&gt;[.D66];[.D66];[.C66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66] &gt; [.C66];([.A66] - [.D66]/2 + [.E66]/2) * 39.37;[.A66]*39.37)" office:value-type="float" office:value="204.724" calcext:value-type="float">
            <text:p>204.724</text:p>
          </table:table-cell>
          <table:table-cell table:formula="of:=IF([.C66] &gt; [.D66];([.B66] - [.C66]/2 + [.E66]/2) * 39.37;[.B66]*39.37)" office:value-type="float" office:value="-128.7399" calcext:value-type="float">
            <text:p>-128.7399</text:p>
          </table:table-cell>
          <table:table-cell table:formula="of:=IF([.D66] &gt; [.C66];([.A66] + [.D66]/2 - [.E66]/2) * 39.37;[.A66]*39.37)" office:value-type="float" office:value="228.346" calcext:value-type="float">
            <text:p>228.346</text:p>
          </table:table-cell>
          <table:table-cell table:formula="of:=IF([.C66] &gt; [.D66];([.B66] + [.C66]/2 - [.E66]/2) * 39.37;[.B66]*39.37)" office:value-type="float" office:value="-128.7399" calcext:value-type="float">
            <text:p>-128.7399</text:p>
          </table:table-cell>
          <table:table-cell table:formula="of:=[.E66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66]+5" office:value-type="float" office:value="12.874" calcext:value-type="float">
            <text:p>12.874</text:p>
          </table:table-cell>
          <table:table-cell office:value-type="string" calcext:value-type="string">
            <text:p>“OUTB1”</text:p>
          </table:table-cell>
          <table:table-cell office:value-type="string" calcext:value-type="string">
            <text:p>“65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-4.32" calcext:value-type="float">
            <text:p>-4.32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IF([.C67]&gt;[.D67];[.D67];[.C67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67] &gt; [.C67];([.A67] - [.D67]/2 + [.E67]/2) * 39.37;[.A67]*39.37)" office:value-type="float" office:value="204.724" calcext:value-type="float">
            <text:p>204.724</text:p>
          </table:table-cell>
          <table:table-cell table:formula="of:=IF([.C67] &gt; [.D67];([.B67] - [.C67]/2 + [.E67]/2) * 39.37;[.B67]*39.37)" office:value-type="float" office:value="-170.0784" calcext:value-type="float">
            <text:p>-170.0784</text:p>
          </table:table-cell>
          <table:table-cell table:formula="of:=IF([.D67] &gt; [.C67];([.A67] + [.D67]/2 - [.E67]/2) * 39.37;[.A67]*39.37)" office:value-type="float" office:value="228.346" calcext:value-type="float">
            <text:p>228.346</text:p>
          </table:table-cell>
          <table:table-cell table:formula="of:=IF([.C67] &gt; [.D67];([.B67] + [.C67]/2 - [.E67]/2) * 39.37;[.B67]*39.37)" office:value-type="float" office:value="-170.0784" calcext:value-type="float">
            <text:p>-170.0784</text:p>
          </table:table-cell>
          <table:table-cell table:formula="of:=[.E67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67]+5" office:value-type="float" office:value="12.874" calcext:value-type="float">
            <text:p>12.874</text:p>
          </table:table-cell>
          <table:table-cell office:value-type="string" calcext:value-type="string">
            <text:p>“VS”</text:p>
          </table:table-cell>
          <table:table-cell office:value-type="string" calcext:value-type="string">
            <text:p>“66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-4.72" calcext:value-type="float">
            <text:p>-4.72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IF([.C68]&gt;[.D68];[.D68];[.C68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68] &gt; [.C68];([.A68] - [.D68]/2 + [.E68]/2) * 39.37;[.A68]*39.37)" office:value-type="float" office:value="204.724" calcext:value-type="float">
            <text:p>204.724</text:p>
          </table:table-cell>
          <table:table-cell table:formula="of:=IF([.C68] &gt; [.D68];([.B68] - [.C68]/2 + [.E68]/2) * 39.37;[.B68]*39.37)" office:value-type="float" office:value="-185.8264" calcext:value-type="float">
            <text:p>-185.8264</text:p>
          </table:table-cell>
          <table:table-cell table:formula="of:=IF([.D68] &gt; [.C68];([.A68] + [.D68]/2 - [.E68]/2) * 39.37;[.A68]*39.37)" office:value-type="float" office:value="228.346" calcext:value-type="float">
            <text:p>228.346</text:p>
          </table:table-cell>
          <table:table-cell table:formula="of:=IF([.C68] &gt; [.D68];([.B68] + [.C68]/2 - [.E68]/2) * 39.37;[.B68]*39.37)" office:value-type="float" office:value="-185.8264" calcext:value-type="float">
            <text:p>-185.8264</text:p>
          </table:table-cell>
          <table:table-cell table:formula="of:=[.E68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68]+5" office:value-type="float" office:value="12.874" calcext:value-type="float">
            <text:p>12.874</text:p>
          </table:table-cell>
          <table:table-cell office:value-type="string" calcext:value-type="string">
            <text:p>“VS”</text:p>
          </table:table-cell>
          <table:table-cell office:value-type="string" calcext:value-type="string">
            <text:p>“67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-5.12" calcext:value-type="float">
            <text:p>-5.12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IF([.C69]&gt;[.D69];[.D69];[.C69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69] &gt; [.C69];([.A69] - [.D69]/2 + [.E69]/2) * 39.37;[.A69]*39.37)" office:value-type="float" office:value="204.724" calcext:value-type="float">
            <text:p>204.724</text:p>
          </table:table-cell>
          <table:table-cell table:formula="of:=IF([.C69] &gt; [.D69];([.B69] - [.C69]/2 + [.E69]/2) * 39.37;[.B69]*39.37)" office:value-type="float" office:value="-201.5744" calcext:value-type="float">
            <text:p>-201.5744</text:p>
          </table:table-cell>
          <table:table-cell table:formula="of:=IF([.D69] &gt; [.C69];([.A69] + [.D69]/2 - [.E69]/2) * 39.37;[.A69]*39.37)" office:value-type="float" office:value="228.346" calcext:value-type="float">
            <text:p>228.346</text:p>
          </table:table-cell>
          <table:table-cell table:formula="of:=IF([.C69] &gt; [.D69];([.B69] + [.C69]/2 - [.E69]/2) * 39.37;[.B69]*39.37)" office:value-type="float" office:value="-201.5744" calcext:value-type="float">
            <text:p>-201.5744</text:p>
          </table:table-cell>
          <table:table-cell table:formula="of:=[.E69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69]+5" office:value-type="float" office:value="12.874" calcext:value-type="float">
            <text:p>12.874</text:p>
          </table:table-cell>
          <table:table-cell office:value-type="string" calcext:value-type="string">
            <text:p>“VS”</text:p>
          </table:table-cell>
          <table:table-cell office:value-type="string" calcext:value-type="string">
            <text:p>“68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-5.52" calcext:value-type="float">
            <text:p>-5.52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IF([.C70]&gt;[.D70];[.D70];[.C70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70] &gt; [.C70];([.A70] - [.D70]/2 + [.E70]/2) * 39.37;[.A70]*39.37)" office:value-type="float" office:value="204.724" calcext:value-type="float">
            <text:p>204.724</text:p>
          </table:table-cell>
          <table:table-cell table:formula="of:=IF([.C70] &gt; [.D70];([.B70] - [.C70]/2 + [.E70]/2) * 39.37;[.B70]*39.37)" office:value-type="float" office:value="-217.3224" calcext:value-type="float">
            <text:p>-217.3224</text:p>
          </table:table-cell>
          <table:table-cell table:formula="of:=IF([.D70] &gt; [.C70];([.A70] + [.D70]/2 - [.E70]/2) * 39.37;[.A70]*39.37)" office:value-type="float" office:value="228.346" calcext:value-type="float">
            <text:p>228.346</text:p>
          </table:table-cell>
          <table:table-cell table:formula="of:=IF([.C70] &gt; [.D70];([.B70] + [.C70]/2 - [.E70]/2) * 39.37;[.B70]*39.37)" office:value-type="float" office:value="-217.3224" calcext:value-type="float">
            <text:p>-217.3224</text:p>
          </table:table-cell>
          <table:table-cell table:formula="of:=[.E70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70]+5" office:value-type="float" office:value="12.874" calcext:value-type="float">
            <text:p>12.874</text:p>
          </table:table-cell>
          <table:table-cell office:value-type="string" calcext:value-type="string">
            <text:p>“VS”</text:p>
          </table:table-cell>
          <table:table-cell office:value-type="string" calcext:value-type="string">
            <text:p>“69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-5.92" calcext:value-type="float">
            <text:p>-5.92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IF([.C71]&gt;[.D71];[.D71];[.C71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71] &gt; [.C71];([.A71] - [.D71]/2 + [.E71]/2) * 39.37;[.A71]*39.37)" office:value-type="float" office:value="204.724" calcext:value-type="float">
            <text:p>204.724</text:p>
          </table:table-cell>
          <table:table-cell table:formula="of:=IF([.C71] &gt; [.D71];([.B71] - [.C71]/2 + [.E71]/2) * 39.37;[.B71]*39.37)" office:value-type="float" office:value="-233.0704" calcext:value-type="float">
            <text:p>-233.0704</text:p>
          </table:table-cell>
          <table:table-cell table:formula="of:=IF([.D71] &gt; [.C71];([.A71] + [.D71]/2 - [.E71]/2) * 39.37;[.A71]*39.37)" office:value-type="float" office:value="228.346" calcext:value-type="float">
            <text:p>228.346</text:p>
          </table:table-cell>
          <table:table-cell table:formula="of:=IF([.C71] &gt; [.D71];([.B71] + [.C71]/2 - [.E71]/2) * 39.37;[.B71]*39.37)" office:value-type="float" office:value="-233.0704" calcext:value-type="float">
            <text:p>-233.0704</text:p>
          </table:table-cell>
          <table:table-cell table:formula="of:=[.E71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71]+5" office:value-type="float" office:value="12.874" calcext:value-type="float">
            <text:p>12.874</text:p>
          </table:table-cell>
          <table:table-cell office:value-type="string" calcext:value-type="string">
            <text:p>“VS”</text:p>
          </table:table-cell>
          <table:table-cell office:value-type="string" calcext:value-type="string">
            <text:p>“70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-6.32" calcext:value-type="float">
            <text:p>-6.32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IF([.C72]&gt;[.D72];[.D72];[.C72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72] &gt; [.C72];([.A72] - [.D72]/2 + [.E72]/2) * 39.37;[.A72]*39.37)" office:value-type="float" office:value="204.724" calcext:value-type="float">
            <text:p>204.724</text:p>
          </table:table-cell>
          <table:table-cell table:formula="of:=IF([.C72] &gt; [.D72];([.B72] - [.C72]/2 + [.E72]/2) * 39.37;[.B72]*39.37)" office:value-type="float" office:value="-248.8184" calcext:value-type="float">
            <text:p>-248.8184</text:p>
          </table:table-cell>
          <table:table-cell table:formula="of:=IF([.D72] &gt; [.C72];([.A72] + [.D72]/2 - [.E72]/2) * 39.37;[.A72]*39.37)" office:value-type="float" office:value="228.346" calcext:value-type="float">
            <text:p>228.346</text:p>
          </table:table-cell>
          <table:table-cell table:formula="of:=IF([.C72] &gt; [.D72];([.B72] + [.C72]/2 - [.E72]/2) * 39.37;[.B72]*39.37)" office:value-type="float" office:value="-248.8184" calcext:value-type="float">
            <text:p>-248.8184</text:p>
          </table:table-cell>
          <table:table-cell table:formula="of:=[.E72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72]+5" office:value-type="float" office:value="12.874" calcext:value-type="float">
            <text:p>12.874</text:p>
          </table:table-cell>
          <table:table-cell office:value-type="string" calcext:value-type="string">
            <text:p>“VS”</text:p>
          </table:table-cell>
          <table:table-cell office:value-type="string" calcext:value-type="string">
            <text:p>“71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4.93" calcext:value-type="float">
            <text:p>4.93</text:p>
          </table:table-cell>
          <table:table-cell office:value-type="float" office:value="-7" calcext:value-type="float">
            <text:p>-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IF([.C73]&gt;[.D73];[.D73];[.C73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73] &gt; [.C73];([.A73] - [.D73]/2 + [.E73]/2) * 39.37;[.A73]*39.37)" office:value-type="float" office:value="194.0941" calcext:value-type="float">
            <text:p>194.0941</text:p>
          </table:table-cell>
          <table:table-cell table:formula="of:=IF([.C73] &gt; [.D73];([.B73] - [.C73]/2 + [.E73]/2) * 39.37;[.B73]*39.37)" office:value-type="float" office:value="-287.401" calcext:value-type="float">
            <text:p>-287.401</text:p>
          </table:table-cell>
          <table:table-cell table:formula="of:=IF([.D73] &gt; [.C73];([.A73] + [.D73]/2 - [.E73]/2) * 39.37;[.A73]*39.37)" office:value-type="float" office:value="194.0941" calcext:value-type="float">
            <text:p>194.0941</text:p>
          </table:table-cell>
          <table:table-cell table:formula="of:=IF([.C73] &gt; [.D73];([.B73] + [.C73]/2 - [.E73]/2) * 39.37;[.B73]*39.37)" office:value-type="float" office:value="-263.779" calcext:value-type="float">
            <text:p>-263.779</text:p>
          </table:table-cell>
          <table:table-cell table:formula="of:=[.E73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73]+5" office:value-type="float" office:value="12.874" calcext:value-type="float">
            <text:p>12.874</text:p>
          </table:table-cell>
          <table:table-cell office:value-type="string" calcext:value-type="string">
            <text:p>“VS”</text:p>
          </table:table-cell>
          <table:table-cell office:value-type="string" calcext:value-type="string">
            <text:p>“72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-7" calcext:value-type="float">
            <text:p>-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IF([.C74]&gt;[.D74];[.D74];[.C74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74] &gt; [.C74];([.A74] - [.D74]/2 + [.E74]/2) * 39.37;[.A74]*39.37)" office:value-type="float" office:value="175.5902" calcext:value-type="float">
            <text:p>175.5902</text:p>
          </table:table-cell>
          <table:table-cell table:formula="of:=IF([.C74] &gt; [.D74];([.B74] - [.C74]/2 + [.E74]/2) * 39.37;[.B74]*39.37)" office:value-type="float" office:value="-287.401" calcext:value-type="float">
            <text:p>-287.401</text:p>
          </table:table-cell>
          <table:table-cell table:formula="of:=IF([.D74] &gt; [.C74];([.A74] + [.D74]/2 - [.E74]/2) * 39.37;[.A74]*39.37)" office:value-type="float" office:value="175.5902" calcext:value-type="float">
            <text:p>175.5902</text:p>
          </table:table-cell>
          <table:table-cell table:formula="of:=IF([.C74] &gt; [.D74];([.B74] + [.C74]/2 - [.E74]/2) * 39.37;[.B74]*39.37)" office:value-type="float" office:value="-263.779" calcext:value-type="float">
            <text:p>-263.779</text:p>
          </table:table-cell>
          <table:table-cell table:formula="of:=[.E74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74]+5" office:value-type="float" office:value="12.874" calcext:value-type="float">
            <text:p>12.874</text:p>
          </table:table-cell>
          <table:table-cell office:value-type="string" calcext:value-type="string">
            <text:p>“VS”</text:p>
          </table:table-cell>
          <table:table-cell office:value-type="string" calcext:value-type="string">
            <text:p>“73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-7" calcext:value-type="float">
            <text:p>-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IF([.C75]&gt;[.D75];[.D75];[.C75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75] &gt; [.C75];([.A75] - [.D75]/2 + [.E75]/2) * 39.37;[.A75]*39.37)" office:value-type="float" office:value="159.8422" calcext:value-type="float">
            <text:p>159.8422</text:p>
          </table:table-cell>
          <table:table-cell table:formula="of:=IF([.C75] &gt; [.D75];([.B75] - [.C75]/2 + [.E75]/2) * 39.37;[.B75]*39.37)" office:value-type="float" office:value="-287.401" calcext:value-type="float">
            <text:p>-287.401</text:p>
          </table:table-cell>
          <table:table-cell table:formula="of:=IF([.D75] &gt; [.C75];([.A75] + [.D75]/2 - [.E75]/2) * 39.37;[.A75]*39.37)" office:value-type="float" office:value="159.8422" calcext:value-type="float">
            <text:p>159.8422</text:p>
          </table:table-cell>
          <table:table-cell table:formula="of:=IF([.C75] &gt; [.D75];([.B75] + [.C75]/2 - [.E75]/2) * 39.37;[.B75]*39.37)" office:value-type="float" office:value="-263.779" calcext:value-type="float">
            <text:p>-263.779</text:p>
          </table:table-cell>
          <table:table-cell table:formula="of:=[.E75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75]+5" office:value-type="float" office:value="12.874" calcext:value-type="float">
            <text:p>12.874</text:p>
          </table:table-cell>
          <table:table-cell office:value-type="string" calcext:value-type="string">
            <text:p>“VS”</text:p>
          </table:table-cell>
          <table:table-cell office:value-type="string" calcext:value-type="string">
            <text:p>“74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-7" calcext:value-type="float">
            <text:p>-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IF([.C76]&gt;[.D76];[.D76];[.C76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76] &gt; [.C76];([.A76] - [.D76]/2 + [.E76]/2) * 39.37;[.A76]*39.37)" office:value-type="float" office:value="144.0942" calcext:value-type="float">
            <text:p>144.0942</text:p>
          </table:table-cell>
          <table:table-cell table:formula="of:=IF([.C76] &gt; [.D76];([.B76] - [.C76]/2 + [.E76]/2) * 39.37;[.B76]*39.37)" office:value-type="float" office:value="-287.401" calcext:value-type="float">
            <text:p>-287.401</text:p>
          </table:table-cell>
          <table:table-cell table:formula="of:=IF([.D76] &gt; [.C76];([.A76] + [.D76]/2 - [.E76]/2) * 39.37;[.A76]*39.37)" office:value-type="float" office:value="144.0942" calcext:value-type="float">
            <text:p>144.0942</text:p>
          </table:table-cell>
          <table:table-cell table:formula="of:=IF([.C76] &gt; [.D76];([.B76] + [.C76]/2 - [.E76]/2) * 39.37;[.B76]*39.37)" office:value-type="float" office:value="-263.779" calcext:value-type="float">
            <text:p>-263.779</text:p>
          </table:table-cell>
          <table:table-cell table:formula="of:=[.E76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76]+5" office:value-type="float" office:value="12.874" calcext:value-type="float">
            <text:p>12.874</text:p>
          </table:table-cell>
          <table:table-cell office:value-type="string" calcext:value-type="string">
            <text:p>“VS”</text:p>
          </table:table-cell>
          <table:table-cell office:value-type="string" calcext:value-type="string">
            <text:p>“75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-7" calcext:value-type="float">
            <text:p>-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IF([.C77]&gt;[.D77];[.D77];[.C77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77] &gt; [.C77];([.A77] - [.D77]/2 + [.E77]/2) * 39.37;[.A77]*39.37)" office:value-type="float" office:value="98.8187" calcext:value-type="float">
            <text:p>98.8187</text:p>
          </table:table-cell>
          <table:table-cell table:formula="of:=IF([.C77] &gt; [.D77];([.B77] - [.C77]/2 + [.E77]/2) * 39.37;[.B77]*39.37)" office:value-type="float" office:value="-287.401" calcext:value-type="float">
            <text:p>-287.401</text:p>
          </table:table-cell>
          <table:table-cell table:formula="of:=IF([.D77] &gt; [.C77];([.A77] + [.D77]/2 - [.E77]/2) * 39.37;[.A77]*39.37)" office:value-type="float" office:value="98.8187" calcext:value-type="float">
            <text:p>98.8187</text:p>
          </table:table-cell>
          <table:table-cell table:formula="of:=IF([.C77] &gt; [.D77];([.B77] + [.C77]/2 - [.E77]/2) * 39.37;[.B77]*39.37)" office:value-type="float" office:value="-263.779" calcext:value-type="float">
            <text:p>-263.779</text:p>
          </table:table-cell>
          <table:table-cell table:formula="of:=[.E77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77]+5" office:value-type="float" office:value="12.874" calcext:value-type="float">
            <text:p>12.874</text:p>
          </table:table-cell>
          <table:table-cell office:value-type="string" calcext:value-type="string">
            <text:p>“OUTB1”</text:p>
          </table:table-cell>
          <table:table-cell office:value-type="string" calcext:value-type="string">
            <text:p>“76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-7" calcext:value-type="float">
            <text:p>-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IF([.C78]&gt;[.D78];[.D78];[.C78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78] &gt; [.C78];([.A78] - [.D78]/2 + [.E78]/2) * 39.37;[.A78]*39.37)" office:value-type="float" office:value="71.6534" calcext:value-type="float">
            <text:p>71.6534</text:p>
          </table:table-cell>
          <table:table-cell table:formula="of:=IF([.C78] &gt; [.D78];([.B78] - [.C78]/2 + [.E78]/2) * 39.37;[.B78]*39.37)" office:value-type="float" office:value="-287.401" calcext:value-type="float">
            <text:p>-287.401</text:p>
          </table:table-cell>
          <table:table-cell table:formula="of:=IF([.D78] &gt; [.C78];([.A78] + [.D78]/2 - [.E78]/2) * 39.37;[.A78]*39.37)" office:value-type="float" office:value="71.6534" calcext:value-type="float">
            <text:p>71.6534</text:p>
          </table:table-cell>
          <table:table-cell table:formula="of:=IF([.C78] &gt; [.D78];([.B78] + [.C78]/2 - [.E78]/2) * 39.37;[.B78]*39.37)" office:value-type="float" office:value="-263.779" calcext:value-type="float">
            <text:p>-263.779</text:p>
          </table:table-cell>
          <table:table-cell table:formula="of:=[.E78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78]+5" office:value-type="float" office:value="12.874" calcext:value-type="float">
            <text:p>12.874</text:p>
          </table:table-cell>
          <table:table-cell office:value-type="string" calcext:value-type="string">
            <text:p>“SENSEB_P”</text:p>
          </table:table-cell>
          <table:table-cell office:value-type="string" calcext:value-type="string">
            <text:p>“77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-7" calcext:value-type="float">
            <text:p>-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IF([.C79]&gt;[.D79];[.D79];[.C79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79] &gt; [.C79];([.A79] - [.D79]/2 + [.E79]/2) * 39.37;[.A79]*39.37)" office:value-type="float" office:value="55.9054" calcext:value-type="float">
            <text:p>55.9054</text:p>
          </table:table-cell>
          <table:table-cell table:formula="of:=IF([.C79] &gt; [.D79];([.B79] - [.C79]/2 + [.E79]/2) * 39.37;[.B79]*39.37)" office:value-type="float" office:value="-287.401" calcext:value-type="float">
            <text:p>-287.401</text:p>
          </table:table-cell>
          <table:table-cell table:formula="of:=IF([.D79] &gt; [.C79];([.A79] + [.D79]/2 - [.E79]/2) * 39.37;[.A79]*39.37)" office:value-type="float" office:value="55.9054" calcext:value-type="float">
            <text:p>55.9054</text:p>
          </table:table-cell>
          <table:table-cell table:formula="of:=IF([.C79] &gt; [.D79];([.B79] + [.C79]/2 - [.E79]/2) * 39.37;[.B79]*39.37)" office:value-type="float" office:value="-263.779" calcext:value-type="float">
            <text:p>-263.779</text:p>
          </table:table-cell>
          <table:table-cell table:formula="of:=[.E79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79]+5" office:value-type="float" office:value="12.874" calcext:value-type="float">
            <text:p>12.874</text:p>
          </table:table-cell>
          <table:table-cell office:value-type="string" calcext:value-type="string">
            <text:p>“SENSEB_P”</text:p>
          </table:table-cell>
          <table:table-cell office:value-type="string" calcext:value-type="string">
            <text:p>“78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-7" calcext:value-type="float">
            <text:p>-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IF([.C80]&gt;[.D80];[.D80];[.C80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80] &gt; [.C80];([.A80] - [.D80]/2 + [.E80]/2) * 39.37;[.A80]*39.37)" office:value-type="float" office:value="40.1574" calcext:value-type="float">
            <text:p>40.1574</text:p>
          </table:table-cell>
          <table:table-cell table:formula="of:=IF([.C80] &gt; [.D80];([.B80] - [.C80]/2 + [.E80]/2) * 39.37;[.B80]*39.37)" office:value-type="float" office:value="-287.401" calcext:value-type="float">
            <text:p>-287.401</text:p>
          </table:table-cell>
          <table:table-cell table:formula="of:=IF([.D80] &gt; [.C80];([.A80] + [.D80]/2 - [.E80]/2) * 39.37;[.A80]*39.37)" office:value-type="float" office:value="40.1574" calcext:value-type="float">
            <text:p>40.1574</text:p>
          </table:table-cell>
          <table:table-cell table:formula="of:=IF([.C80] &gt; [.D80];([.B80] + [.C80]/2 - [.E80]/2) * 39.37;[.B80]*39.37)" office:value-type="float" office:value="-263.779" calcext:value-type="float">
            <text:p>-263.779</text:p>
          </table:table-cell>
          <table:table-cell table:formula="of:=[.E80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80]+5" office:value-type="float" office:value="12.874" calcext:value-type="float">
            <text:p>12.874</text:p>
          </table:table-cell>
          <table:table-cell office:value-type="string" calcext:value-type="string">
            <text:p>“SENSEB_P”</text:p>
          </table:table-cell>
          <table:table-cell office:value-type="string" calcext:value-type="string">
            <text:p>“79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-7" calcext:value-type="float">
            <text:p>-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IF([.C81]&gt;[.D81];[.D81];[.C81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81] &gt; [.C81];([.A81] - [.D81]/2 + [.E81]/2) * 39.37;[.A81]*39.37)" office:value-type="float" office:value="12.5984" calcext:value-type="float">
            <text:p>12.5984</text:p>
          </table:table-cell>
          <table:table-cell table:formula="of:=IF([.C81] &gt; [.D81];([.B81] - [.C81]/2 + [.E81]/2) * 39.37;[.B81]*39.37)" office:value-type="float" office:value="-287.401" calcext:value-type="float">
            <text:p>-287.401</text:p>
          </table:table-cell>
          <table:table-cell table:formula="of:=IF([.D81] &gt; [.C81];([.A81] + [.D81]/2 - [.E81]/2) * 39.37;[.A81]*39.37)" office:value-type="float" office:value="12.5984" calcext:value-type="float">
            <text:p>12.5984</text:p>
          </table:table-cell>
          <table:table-cell table:formula="of:=IF([.C81] &gt; [.D81];([.B81] + [.C81]/2 - [.E81]/2) * 39.37;[.B81]*39.37)" office:value-type="float" office:value="-263.779" calcext:value-type="float">
            <text:p>-263.779</text:p>
          </table:table-cell>
          <table:table-cell table:formula="of:=[.E81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81]+5" office:value-type="float" office:value="12.874" calcext:value-type="float">
            <text:p>12.874</text:p>
          </table:table-cell>
          <table:table-cell office:value-type="string" calcext:value-type="string">
            <text:p>“OUTB1”</text:p>
          </table:table-cell>
          <table:table-cell office:value-type="string" calcext:value-type="string">
            <text:p>“80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7" calcext:value-type="float">
            <text:p>-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IF([.C82]&gt;[.D82];[.D82];[.C82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82] &gt; [.C82];([.A82] - [.D82]/2 + [.E82]/2) * 39.37;[.A82]*39.37)" office:value-type="float" office:value="-12.5984" calcext:value-type="float">
            <text:p>-12.5984</text:p>
          </table:table-cell>
          <table:table-cell table:formula="of:=IF([.C82] &gt; [.D82];([.B82] - [.C82]/2 + [.E82]/2) * 39.37;[.B82]*39.37)" office:value-type="float" office:value="-287.401" calcext:value-type="float">
            <text:p>-287.401</text:p>
          </table:table-cell>
          <table:table-cell table:formula="of:=IF([.D82] &gt; [.C82];([.A82] + [.D82]/2 - [.E82]/2) * 39.37;[.A82]*39.37)" office:value-type="float" office:value="-12.5984" calcext:value-type="float">
            <text:p>-12.5984</text:p>
          </table:table-cell>
          <table:table-cell table:formula="of:=IF([.C82] &gt; [.D82];([.B82] + [.C82]/2 - [.E82]/2) * 39.37;[.B82]*39.37)" office:value-type="float" office:value="-263.779" calcext:value-type="float">
            <text:p>-263.779</text:p>
          </table:table-cell>
          <table:table-cell table:formula="of:=[.E82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82]+5" office:value-type="float" office:value="12.874" calcext:value-type="float">
            <text:p>12.874</text:p>
          </table:table-cell>
          <table:table-cell office:value-type="string" calcext:value-type="string">
            <text:p>“OUTB2”</text:p>
          </table:table-cell>
          <table:table-cell office:value-type="string" calcext:value-type="string">
            <text:p>“81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-1.01" calcext:value-type="float">
            <text:p>-1.01</text:p>
          </table:table-cell>
          <table:table-cell office:value-type="float" office:value="-7" calcext:value-type="float">
            <text:p>-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IF([.C83]&gt;[.D83];[.D83];[.C83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83] &gt; [.C83];([.A83] - [.D83]/2 + [.E83]/2) * 39.37;[.A83]*39.37)" office:value-type="float" office:value="-39.7637" calcext:value-type="float">
            <text:p>-39.7637</text:p>
          </table:table-cell>
          <table:table-cell table:formula="of:=IF([.C83] &gt; [.D83];([.B83] - [.C83]/2 + [.E83]/2) * 39.37;[.B83]*39.37)" office:value-type="float" office:value="-287.401" calcext:value-type="float">
            <text:p>-287.401</text:p>
          </table:table-cell>
          <table:table-cell table:formula="of:=IF([.D83] &gt; [.C83];([.A83] + [.D83]/2 - [.E83]/2) * 39.37;[.A83]*39.37)" office:value-type="float" office:value="-39.7637" calcext:value-type="float">
            <text:p>-39.7637</text:p>
          </table:table-cell>
          <table:table-cell table:formula="of:=IF([.C83] &gt; [.D83];([.B83] + [.C83]/2 - [.E83]/2) * 39.37;[.B83]*39.37)" office:value-type="float" office:value="-263.779" calcext:value-type="float">
            <text:p>-263.779</text:p>
          </table:table-cell>
          <table:table-cell table:formula="of:=[.E83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83]+5" office:value-type="float" office:value="12.874" calcext:value-type="float">
            <text:p>12.874</text:p>
          </table:table-cell>
          <table:table-cell office:value-type="string" calcext:value-type="string">
            <text:p>“SENSEB_P”</text:p>
          </table:table-cell>
          <table:table-cell office:value-type="string" calcext:value-type="string">
            <text:p>“82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-1.42" calcext:value-type="float">
            <text:p>-1.42</text:p>
          </table:table-cell>
          <table:table-cell office:value-type="float" office:value="-7" calcext:value-type="float">
            <text:p>-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IF([.C84]&gt;[.D84];[.D84];[.C84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84] &gt; [.C84];([.A84] - [.D84]/2 + [.E84]/2) * 39.37;[.A84]*39.37)" office:value-type="float" office:value="-55.9054" calcext:value-type="float">
            <text:p>-55.9054</text:p>
          </table:table-cell>
          <table:table-cell table:formula="of:=IF([.C84] &gt; [.D84];([.B84] - [.C84]/2 + [.E84]/2) * 39.37;[.B84]*39.37)" office:value-type="float" office:value="-287.401" calcext:value-type="float">
            <text:p>-287.401</text:p>
          </table:table-cell>
          <table:table-cell table:formula="of:=IF([.D84] &gt; [.C84];([.A84] + [.D84]/2 - [.E84]/2) * 39.37;[.A84]*39.37)" office:value-type="float" office:value="-55.9054" calcext:value-type="float">
            <text:p>-55.9054</text:p>
          </table:table-cell>
          <table:table-cell table:formula="of:=IF([.C84] &gt; [.D84];([.B84] + [.C84]/2 - [.E84]/2) * 39.37;[.B84]*39.37)" office:value-type="float" office:value="-263.779" calcext:value-type="float">
            <text:p>-263.779</text:p>
          </table:table-cell>
          <table:table-cell table:formula="of:=[.E84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84]+5" office:value-type="float" office:value="12.874" calcext:value-type="float">
            <text:p>12.874</text:p>
          </table:table-cell>
          <table:table-cell office:value-type="string" calcext:value-type="string">
            <text:p>“SENSEB_P”</text:p>
          </table:table-cell>
          <table:table-cell office:value-type="string" calcext:value-type="string">
            <text:p>“83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-1.82" calcext:value-type="float">
            <text:p>-1.82</text:p>
          </table:table-cell>
          <table:table-cell office:value-type="float" office:value="-7" calcext:value-type="float">
            <text:p>-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IF([.C85]&gt;[.D85];[.D85];[.C85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85] &gt; [.C85];([.A85] - [.D85]/2 + [.E85]/2) * 39.37;[.A85]*39.37)" office:value-type="float" office:value="-71.6534" calcext:value-type="float">
            <text:p>-71.6534</text:p>
          </table:table-cell>
          <table:table-cell table:formula="of:=IF([.C85] &gt; [.D85];([.B85] - [.C85]/2 + [.E85]/2) * 39.37;[.B85]*39.37)" office:value-type="float" office:value="-287.401" calcext:value-type="float">
            <text:p>-287.401</text:p>
          </table:table-cell>
          <table:table-cell table:formula="of:=IF([.D85] &gt; [.C85];([.A85] + [.D85]/2 - [.E85]/2) * 39.37;[.A85]*39.37)" office:value-type="float" office:value="-71.6534" calcext:value-type="float">
            <text:p>-71.6534</text:p>
          </table:table-cell>
          <table:table-cell table:formula="of:=IF([.C85] &gt; [.D85];([.B85] + [.C85]/2 - [.E85]/2) * 39.37;[.B85]*39.37)" office:value-type="float" office:value="-263.779" calcext:value-type="float">
            <text:p>-263.779</text:p>
          </table:table-cell>
          <table:table-cell table:formula="of:=[.E85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85]+5" office:value-type="float" office:value="12.874" calcext:value-type="float">
            <text:p>12.874</text:p>
          </table:table-cell>
          <table:table-cell office:value-type="string" calcext:value-type="string">
            <text:p>“SENSEB_P”</text:p>
          </table:table-cell>
          <table:table-cell office:value-type="string" calcext:value-type="string">
            <text:p>“84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-2.51" calcext:value-type="float">
            <text:p>-2.51</text:p>
          </table:table-cell>
          <table:table-cell office:value-type="float" office:value="-7" calcext:value-type="float">
            <text:p>-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IF([.C86]&gt;[.D86];[.D86];[.C86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86] &gt; [.C86];([.A86] - [.D86]/2 + [.E86]/2) * 39.37;[.A86]*39.37)" office:value-type="float" office:value="-98.8187" calcext:value-type="float">
            <text:p>-98.8187</text:p>
          </table:table-cell>
          <table:table-cell table:formula="of:=IF([.C86] &gt; [.D86];([.B86] - [.C86]/2 + [.E86]/2) * 39.37;[.B86]*39.37)" office:value-type="float" office:value="-287.401" calcext:value-type="float">
            <text:p>-287.401</text:p>
          </table:table-cell>
          <table:table-cell table:formula="of:=IF([.D86] &gt; [.C86];([.A86] + [.D86]/2 - [.E86]/2) * 39.37;[.A86]*39.37)" office:value-type="float" office:value="-98.8187" calcext:value-type="float">
            <text:p>-98.8187</text:p>
          </table:table-cell>
          <table:table-cell table:formula="of:=IF([.C86] &gt; [.D86];([.B86] + [.C86]/2 - [.E86]/2) * 39.37;[.B86]*39.37)" office:value-type="float" office:value="-263.779" calcext:value-type="float">
            <text:p>-263.779</text:p>
          </table:table-cell>
          <table:table-cell table:formula="of:=[.E86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86]+5" office:value-type="float" office:value="12.874" calcext:value-type="float">
            <text:p>12.874</text:p>
          </table:table-cell>
          <table:table-cell office:value-type="string" calcext:value-type="string">
            <text:p>“OUTB2”</text:p>
          </table:table-cell>
          <table:table-cell office:value-type="string" calcext:value-type="string">
            <text:p>“85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-3.66" calcext:value-type="float">
            <text:p>-3.66</text:p>
          </table:table-cell>
          <table:table-cell office:value-type="float" office:value="-7" calcext:value-type="float">
            <text:p>-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IF([.C87]&gt;[.D87];[.D87];[.C87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87] &gt; [.C87];([.A87] - [.D87]/2 + [.E87]/2) * 39.37;[.A87]*39.37)" office:value-type="float" office:value="-144.0942" calcext:value-type="float">
            <text:p>-144.0942</text:p>
          </table:table-cell>
          <table:table-cell table:formula="of:=IF([.C87] &gt; [.D87];([.B87] - [.C87]/2 + [.E87]/2) * 39.37;[.B87]*39.37)" office:value-type="float" office:value="-287.401" calcext:value-type="float">
            <text:p>-287.401</text:p>
          </table:table-cell>
          <table:table-cell table:formula="of:=IF([.D87] &gt; [.C87];([.A87] + [.D87]/2 - [.E87]/2) * 39.37;[.A87]*39.37)" office:value-type="float" office:value="-144.0942" calcext:value-type="float">
            <text:p>-144.0942</text:p>
          </table:table-cell>
          <table:table-cell table:formula="of:=IF([.C87] &gt; [.D87];([.B87] + [.C87]/2 - [.E87]/2) * 39.37;[.B87]*39.37)" office:value-type="float" office:value="-263.779" calcext:value-type="float">
            <text:p>-263.779</text:p>
          </table:table-cell>
          <table:table-cell table:formula="of:=[.E87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87]+5" office:value-type="float" office:value="12.874" calcext:value-type="float">
            <text:p>12.874</text:p>
          </table:table-cell>
          <table:table-cell office:value-type="string" calcext:value-type="string">
            <text:p>“VS”</text:p>
          </table:table-cell>
          <table:table-cell office:value-type="string" calcext:value-type="string">
            <text:p>“86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-4.07" calcext:value-type="float">
            <text:p>-4.07</text:p>
          </table:table-cell>
          <table:table-cell office:value-type="float" office:value="-7" calcext:value-type="float">
            <text:p>-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IF([.C88]&gt;[.D88];[.D88];[.C88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88] &gt; [.C88];([.A88] - [.D88]/2 + [.E88]/2) * 39.37;[.A88]*39.37)" office:value-type="float" office:value="-160.2359" calcext:value-type="float">
            <text:p>-160.2359</text:p>
          </table:table-cell>
          <table:table-cell table:formula="of:=IF([.C88] &gt; [.D88];([.B88] - [.C88]/2 + [.E88]/2) * 39.37;[.B88]*39.37)" office:value-type="float" office:value="-287.401" calcext:value-type="float">
            <text:p>-287.401</text:p>
          </table:table-cell>
          <table:table-cell table:formula="of:=IF([.D88] &gt; [.C88];([.A88] + [.D88]/2 - [.E88]/2) * 39.37;[.A88]*39.37)" office:value-type="float" office:value="-160.2359" calcext:value-type="float">
            <text:p>-160.2359</text:p>
          </table:table-cell>
          <table:table-cell table:formula="of:=IF([.C88] &gt; [.D88];([.B88] + [.C88]/2 - [.E88]/2) * 39.37;[.B88]*39.37)" office:value-type="float" office:value="-263.779" calcext:value-type="float">
            <text:p>-263.779</text:p>
          </table:table-cell>
          <table:table-cell table:formula="of:=[.E88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88]+5" office:value-type="float" office:value="12.874" calcext:value-type="float">
            <text:p>12.874</text:p>
          </table:table-cell>
          <table:table-cell office:value-type="string" calcext:value-type="string">
            <text:p>“VS”</text:p>
          </table:table-cell>
          <table:table-cell office:value-type="string" calcext:value-type="string">
            <text:p>“87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-4.46" calcext:value-type="float">
            <text:p>-4.46</text:p>
          </table:table-cell>
          <table:table-cell office:value-type="float" office:value="-7" calcext:value-type="float">
            <text:p>-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IF([.C89]&gt;[.D89];[.D89];[.C89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89] &gt; [.C89];([.A89] - [.D89]/2 + [.E89]/2) * 39.37;[.A89]*39.37)" office:value-type="float" office:value="-175.5902" calcext:value-type="float">
            <text:p>-175.5902</text:p>
          </table:table-cell>
          <table:table-cell table:formula="of:=IF([.C89] &gt; [.D89];([.B89] - [.C89]/2 + [.E89]/2) * 39.37;[.B89]*39.37)" office:value-type="float" office:value="-287.401" calcext:value-type="float">
            <text:p>-287.401</text:p>
          </table:table-cell>
          <table:table-cell table:formula="of:=IF([.D89] &gt; [.C89];([.A89] + [.D89]/2 - [.E89]/2) * 39.37;[.A89]*39.37)" office:value-type="float" office:value="-175.5902" calcext:value-type="float">
            <text:p>-175.5902</text:p>
          </table:table-cell>
          <table:table-cell table:formula="of:=IF([.C89] &gt; [.D89];([.B89] + [.C89]/2 - [.E89]/2) * 39.37;[.B89]*39.37)" office:value-type="float" office:value="-263.779" calcext:value-type="float">
            <text:p>-263.779</text:p>
          </table:table-cell>
          <table:table-cell table:formula="of:=[.E89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89]+5" office:value-type="float" office:value="12.874" calcext:value-type="float">
            <text:p>12.874</text:p>
          </table:table-cell>
          <table:table-cell office:value-type="string" calcext:value-type="string">
            <text:p>“VS”</text:p>
          </table:table-cell>
          <table:table-cell office:value-type="string" calcext:value-type="string">
            <text:p>“88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-4.93" calcext:value-type="float">
            <text:p>-4.93</text:p>
          </table:table-cell>
          <table:table-cell office:value-type="float" office:value="-7" calcext:value-type="float">
            <text:p>-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IF([.C90]&gt;[.D90];[.D90];[.C90])" office:value-type="float" office:value="0.2" calcext:value-type="float">
            <text:p>0.2</text:p>
          </table:table-cell>
          <table:table-cell office:value-type="string" calcext:value-type="string">
            <text:p>Pad(</text:p>
          </table:table-cell>
          <table:table-cell table:formula="of:=IF([.D90] &gt; [.C90];([.A90] - [.D90]/2 + [.E90]/2) * 39.37;[.A90]*39.37)" office:value-type="float" office:value="-194.0941" calcext:value-type="float">
            <text:p>-194.0941</text:p>
          </table:table-cell>
          <table:table-cell table:formula="of:=IF([.C90] &gt; [.D90];([.B90] - [.C90]/2 + [.E90]/2) * 39.37;[.B90]*39.37)" office:value-type="float" office:value="-287.401" calcext:value-type="float">
            <text:p>-287.401</text:p>
          </table:table-cell>
          <table:table-cell table:formula="of:=IF([.D90] &gt; [.C90];([.A90] + [.D90]/2 - [.E90]/2) * 39.37;[.A90]*39.37)" office:value-type="float" office:value="-194.0941" calcext:value-type="float">
            <text:p>-194.0941</text:p>
          </table:table-cell>
          <table:table-cell table:formula="of:=IF([.C90] &gt; [.D90];([.B90] + [.C90]/2 - [.E90]/2) * 39.37;[.B90]*39.37)" office:value-type="float" office:value="-263.779" calcext:value-type="float">
            <text:p>-263.779</text:p>
          </table:table-cell>
          <table:table-cell table:formula="of:=[.E90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table:formula="of:=[.K90]+5" office:value-type="float" office:value="12.874" calcext:value-type="float">
            <text:p>12.874</text:p>
          </table:table-cell>
          <table:table-cell office:value-type="string" calcext:value-type="string">
            <text:p>“VS”</text:p>
          </table:table-cell>
          <table:table-cell office:value-type="string" calcext:value-type="string">
            <text:p>“89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5.51" calcext:value-type="float">
            <text:p>5.51</text:p>
          </table:table-cell>
          <table:table-cell office:value-type="float" office:value="3.17" calcext:value-type="float">
            <text:p>3.17</text:p>
          </table:table-cell>
          <table:table-cell office:value-type="float" office:value="2.5" calcext:value-type="float">
            <text:p>2.5</text:p>
          </table:table-cell>
          <table:table-cell table:formula="of:=IF([.C91]&gt;[.D91];[.D91];[.C91])" office:value-type="float" office:value="2.5" calcext:value-type="float">
            <text:p>2.5</text:p>
          </table:table-cell>
          <table:table-cell office:value-type="string" calcext:value-type="string">
            <text:p>Pad(</text:p>
          </table:table-cell>
          <table:table-cell table:formula="of:=IF([.D91] &gt; [.C91];([.A91] - [.D91]/2 + [.E91]/2) * 39.37;[.A91]*39.37)" office:value-type="float" office:value="-157.48" calcext:value-type="float">
            <text:p>-157.48</text:p>
          </table:table-cell>
          <table:table-cell table:formula="of:=IF([.C91] &gt; [.D91];([.B91] - [.C91]/2 + [.E91]/2) * 39.37;[.B91]*39.37)" office:value-type="float" office:value="203.73975" calcext:value-type="float">
            <text:p>203.73975</text:p>
          </table:table-cell>
          <table:table-cell table:formula="of:=IF([.D91] &gt; [.C91];([.A91] + [.D91]/2 - [.E91]/2) * 39.37;[.A91]*39.37)" office:value-type="float" office:value="-157.48" calcext:value-type="float">
            <text:p>-157.48</text:p>
          </table:table-cell>
          <table:table-cell table:formula="of:=IF([.C91] &gt; [.D91];([.B91] + [.C91]/2 - [.E91]/2) * 39.37;[.B91]*39.37)" office:value-type="float" office:value="230.11765" calcext:value-type="float">
            <text:p>230.11765</text:p>
          </table:table-cell>
          <table:table-cell table:formula="of:=[.E91]*39.37" office:value-type="float" office:value="98.425" calcext:value-type="float">
            <text:p>98.425</text:p>
          </table:table-cell>
          <table:table-cell office:value-type="float" office:value="0" calcext:value-type="float">
            <text:p>0</text:p>
          </table:table-cell>
          <table:table-cell table:formula="of:=[.K91]+5" office:value-type="float" office:value="103.425" calcext:value-type="float">
            <text:p>103.425</text:p>
          </table:table-cell>
          <table:table-cell office:value-type="string" calcext:value-type="string">
            <text:p>“VS”</text:p>
          </table:table-cell>
          <table:table-cell office:value-type="string" calcext:value-type="string">
            <text:p>“EPAD1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5.51" calcext:value-type="float">
            <text:p>-5.51</text:p>
          </table:table-cell>
          <table:table-cell office:value-type="float" office:value="3.17" calcext:value-type="float">
            <text:p>3.17</text:p>
          </table:table-cell>
          <table:table-cell office:value-type="float" office:value="2.5" calcext:value-type="float">
            <text:p>2.5</text:p>
          </table:table-cell>
          <table:table-cell table:formula="of:=IF([.C92]&gt;[.D92];[.D92];[.C92])" office:value-type="float" office:value="2.5" calcext:value-type="float">
            <text:p>2.5</text:p>
          </table:table-cell>
          <table:table-cell office:value-type="string" calcext:value-type="string">
            <text:p>Pad(</text:p>
          </table:table-cell>
          <table:table-cell table:formula="of:=IF([.D92] &gt; [.C92];([.A92] - [.D92]/2 + [.E92]/2) * 39.37;[.A92]*39.37)" office:value-type="float" office:value="-157.48" calcext:value-type="float">
            <text:p>-157.48</text:p>
          </table:table-cell>
          <table:table-cell table:formula="of:=IF([.C92] &gt; [.D92];([.B92] - [.C92]/2 + [.E92]/2) * 39.37;[.B92]*39.37)" office:value-type="float" office:value="-230.11765" calcext:value-type="float">
            <text:p>-230.11765</text:p>
          </table:table-cell>
          <table:table-cell table:formula="of:=IF([.D92] &gt; [.C92];([.A92] + [.D92]/2 - [.E92]/2) * 39.37;[.A92]*39.37)" office:value-type="float" office:value="-157.48" calcext:value-type="float">
            <text:p>-157.48</text:p>
          </table:table-cell>
          <table:table-cell table:formula="of:=IF([.C92] &gt; [.D92];([.B92] + [.C92]/2 - [.E92]/2) * 39.37;[.B92]*39.37)" office:value-type="float" office:value="-203.73975" calcext:value-type="float">
            <text:p>-203.73975</text:p>
          </table:table-cell>
          <table:table-cell table:formula="of:=[.E92]*39.37" office:value-type="float" office:value="98.425" calcext:value-type="float">
            <text:p>98.425</text:p>
          </table:table-cell>
          <table:table-cell office:value-type="float" office:value="0" calcext:value-type="float">
            <text:p>0</text:p>
          </table:table-cell>
          <table:table-cell table:formula="of:=[.K92]+5" office:value-type="float" office:value="103.425" calcext:value-type="float">
            <text:p>103.425</text:p>
          </table:table-cell>
          <table:table-cell office:value-type="string" calcext:value-type="string">
            <text:p>“VS”</text:p>
          </table:table-cell>
          <table:table-cell office:value-type="string" calcext:value-type="string">
            <text:p>“EPAD2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-1.41" calcext:value-type="float">
            <text:p>-1.41</text:p>
          </table:table-cell>
          <table:table-cell office:value-type="float" office:value="4.26" calcext:value-type="float">
            <text:p>4.26</text:p>
          </table:table-cell>
          <table:table-cell office:value-type="float" office:value="3.04" calcext:value-type="float">
            <text:p>3.04</text:p>
          </table:table-cell>
          <table:table-cell office:value-type="float" office:value="2.29" calcext:value-type="float">
            <text:p>2.29</text:p>
          </table:table-cell>
          <table:table-cell table:formula="of:=IF([.C93]&gt;[.D93];[.D93];[.C93])" office:value-type="float" office:value="2.29" calcext:value-type="float">
            <text:p>2.29</text:p>
          </table:table-cell>
          <table:table-cell office:value-type="string" calcext:value-type="string">
            <text:p>Pad(</text:p>
          </table:table-cell>
          <table:table-cell table:formula="of:=IF([.D93] &gt; [.C93];([.A93] - [.D93]/2 + [.E93]/2) * 39.37;[.A93]*39.37)" office:value-type="float" office:value="-55.5117" calcext:value-type="float">
            <text:p>-55.5117</text:p>
          </table:table-cell>
          <table:table-cell table:formula="of:=IF([.C93] &gt; [.D93];([.B93] - [.C93]/2 + [.E93]/2) * 39.37;[.B93]*39.37)" office:value-type="float" office:value="152.95245" calcext:value-type="float">
            <text:p>152.95245</text:p>
          </table:table-cell>
          <table:table-cell table:formula="of:=IF([.D93] &gt; [.C93];([.A93] + [.D93]/2 - [.E93]/2) * 39.37;[.A93]*39.37)" office:value-type="float" office:value="-55.5117" calcext:value-type="float">
            <text:p>-55.5117</text:p>
          </table:table-cell>
          <table:table-cell table:formula="of:=IF([.C93] &gt; [.D93];([.B93] + [.C93]/2 - [.E93]/2) * 39.37;[.B93]*39.37)" office:value-type="float" office:value="182.47995" calcext:value-type="float">
            <text:p>182.47995</text:p>
          </table:table-cell>
          <table:table-cell table:formula="of:=[.E93]*39.37" office:value-type="float" office:value="90.1573" calcext:value-type="float">
            <text:p>90.1573</text:p>
          </table:table-cell>
          <table:table-cell office:value-type="float" office:value="0" calcext:value-type="float">
            <text:p>0</text:p>
          </table:table-cell>
          <table:table-cell table:formula="of:=[.K93]+5" office:value-type="float" office:value="95.1573" calcext:value-type="float">
            <text:p>95.1573</text:p>
          </table:table-cell>
          <table:table-cell office:value-type="string" calcext:value-type="string">
            <text:p>“OUTA2”</text:p>
          </table:table-cell>
          <table:table-cell office:value-type="string" calcext:value-type="string">
            <text:p>“EPAD3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4.26" calcext:value-type="float">
            <text:p>4.26</text:p>
          </table:table-cell>
          <table:table-cell office:value-type="float" office:value="3.04" calcext:value-type="float">
            <text:p>3.04</text:p>
          </table:table-cell>
          <table:table-cell office:value-type="float" office:value="2.29" calcext:value-type="float">
            <text:p>2.29</text:p>
          </table:table-cell>
          <table:table-cell table:formula="of:=IF([.C94]&gt;[.D94];[.D94];[.C94])" office:value-type="float" office:value="2.29" calcext:value-type="float">
            <text:p>2.29</text:p>
          </table:table-cell>
          <table:table-cell office:value-type="string" calcext:value-type="string">
            <text:p>Pad(</text:p>
          </table:table-cell>
          <table:table-cell table:formula="of:=IF([.D94] &gt; [.C94];([.A94] - [.D94]/2 + [.E94]/2) * 39.37;[.A94]*39.37)" office:value-type="float" office:value="55.5117" calcext:value-type="float">
            <text:p>55.5117</text:p>
          </table:table-cell>
          <table:table-cell table:formula="of:=IF([.C94] &gt; [.D94];([.B94] - [.C94]/2 + [.E94]/2) * 39.37;[.B94]*39.37)" office:value-type="float" office:value="152.95245" calcext:value-type="float">
            <text:p>152.95245</text:p>
          </table:table-cell>
          <table:table-cell table:formula="of:=IF([.D94] &gt; [.C94];([.A94] + [.D94]/2 - [.E94]/2) * 39.37;[.A94]*39.37)" office:value-type="float" office:value="55.5117" calcext:value-type="float">
            <text:p>55.5117</text:p>
          </table:table-cell>
          <table:table-cell table:formula="of:=IF([.C94] &gt; [.D94];([.B94] + [.C94]/2 - [.E94]/2) * 39.37;[.B94]*39.37)" office:value-type="float" office:value="182.47995" calcext:value-type="float">
            <text:p>182.47995</text:p>
          </table:table-cell>
          <table:table-cell table:formula="of:=[.E94]*39.37" office:value-type="float" office:value="90.1573" calcext:value-type="float">
            <text:p>90.1573</text:p>
          </table:table-cell>
          <table:table-cell office:value-type="float" office:value="0" calcext:value-type="float">
            <text:p>0</text:p>
          </table:table-cell>
          <table:table-cell table:formula="of:=[.K94]+5" office:value-type="float" office:value="95.1573" calcext:value-type="float">
            <text:p>95.1573</text:p>
          </table:table-cell>
          <table:table-cell office:value-type="string" calcext:value-type="string">
            <text:p>“OUTA1”</text:p>
          </table:table-cell>
          <table:table-cell office:value-type="string" calcext:value-type="string">
            <text:p>“EPAD4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51" calcext:value-type="float">
            <text:p>5.51</text:p>
          </table:table-cell>
          <table:table-cell office:value-type="float" office:value="3.17" calcext:value-type="float">
            <text:p>3.17</text:p>
          </table:table-cell>
          <table:table-cell office:value-type="float" office:value="2.5" calcext:value-type="float">
            <text:p>2.5</text:p>
          </table:table-cell>
          <table:table-cell table:formula="of:=IF([.C95]&gt;[.D95];[.D95];[.C95])" office:value-type="float" office:value="2.5" calcext:value-type="float">
            <text:p>2.5</text:p>
          </table:table-cell>
          <table:table-cell office:value-type="string" calcext:value-type="string">
            <text:p>Pad(</text:p>
          </table:table-cell>
          <table:table-cell table:formula="of:=IF([.D95] &gt; [.C95];([.A95] - [.D95]/2 + [.E95]/2) * 39.37;[.A95]*39.37)" office:value-type="float" office:value="157.48" calcext:value-type="float">
            <text:p>157.48</text:p>
          </table:table-cell>
          <table:table-cell table:formula="of:=IF([.C95] &gt; [.D95];([.B95] - [.C95]/2 + [.E95]/2) * 39.37;[.B95]*39.37)" office:value-type="float" office:value="203.73975" calcext:value-type="float">
            <text:p>203.73975</text:p>
          </table:table-cell>
          <table:table-cell table:formula="of:=IF([.D95] &gt; [.C95];([.A95] + [.D95]/2 - [.E95]/2) * 39.37;[.A95]*39.37)" office:value-type="float" office:value="157.48" calcext:value-type="float">
            <text:p>157.48</text:p>
          </table:table-cell>
          <table:table-cell table:formula="of:=IF([.C95] &gt; [.D95];([.B95] + [.C95]/2 - [.E95]/2) * 39.37;[.B95]*39.37)" office:value-type="float" office:value="230.11765" calcext:value-type="float">
            <text:p>230.11765</text:p>
          </table:table-cell>
          <table:table-cell table:formula="of:=[.E95]*39.37" office:value-type="float" office:value="98.425" calcext:value-type="float">
            <text:p>98.425</text:p>
          </table:table-cell>
          <table:table-cell office:value-type="float" office:value="0" calcext:value-type="float">
            <text:p>0</text:p>
          </table:table-cell>
          <table:table-cell table:formula="of:=[.K95]+5" office:value-type="float" office:value="103.425" calcext:value-type="float">
            <text:p>103.425</text:p>
          </table:table-cell>
          <table:table-cell office:value-type="string" calcext:value-type="string">
            <text:p>“VS”</text:p>
          </table:table-cell>
          <table:table-cell office:value-type="string" calcext:value-type="string">
            <text:p>“EPAD5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5.51" calcext:value-type="float">
            <text:p>-5.51</text:p>
          </table:table-cell>
          <table:table-cell office:value-type="float" office:value="3.17" calcext:value-type="float">
            <text:p>3.17</text:p>
          </table:table-cell>
          <table:table-cell office:value-type="float" office:value="2.5" calcext:value-type="float">
            <text:p>2.5</text:p>
          </table:table-cell>
          <table:table-cell table:formula="of:=IF([.C96]&gt;[.D96];[.D96];[.C96])" office:value-type="float" office:value="2.5" calcext:value-type="float">
            <text:p>2.5</text:p>
          </table:table-cell>
          <table:table-cell office:value-type="string" calcext:value-type="string">
            <text:p>Pad(</text:p>
          </table:table-cell>
          <table:table-cell table:formula="of:=IF([.D96] &gt; [.C96];([.A96] - [.D96]/2 + [.E96]/2) * 39.37;[.A96]*39.37)" office:value-type="float" office:value="157.48" calcext:value-type="float">
            <text:p>157.48</text:p>
          </table:table-cell>
          <table:table-cell table:formula="of:=IF([.C96] &gt; [.D96];([.B96] - [.C96]/2 + [.E96]/2) * 39.37;[.B96]*39.37)" office:value-type="float" office:value="-230.11765" calcext:value-type="float">
            <text:p>-230.11765</text:p>
          </table:table-cell>
          <table:table-cell table:formula="of:=IF([.D96] &gt; [.C96];([.A96] + [.D96]/2 - [.E96]/2) * 39.37;[.A96]*39.37)" office:value-type="float" office:value="157.48" calcext:value-type="float">
            <text:p>157.48</text:p>
          </table:table-cell>
          <table:table-cell table:formula="of:=IF([.C96] &gt; [.D96];([.B96] + [.C96]/2 - [.E96]/2) * 39.37;[.B96]*39.37)" office:value-type="float" office:value="-203.73975" calcext:value-type="float">
            <text:p>-203.73975</text:p>
          </table:table-cell>
          <table:table-cell table:formula="of:=[.E96]*39.37" office:value-type="float" office:value="98.425" calcext:value-type="float">
            <text:p>98.425</text:p>
          </table:table-cell>
          <table:table-cell office:value-type="float" office:value="0" calcext:value-type="float">
            <text:p>0</text:p>
          </table:table-cell>
          <table:table-cell table:formula="of:=[.K96]+5" office:value-type="float" office:value="103.425" calcext:value-type="float">
            <text:p>103.425</text:p>
          </table:table-cell>
          <table:table-cell office:value-type="string" calcext:value-type="string">
            <text:p>“VS”</text:p>
          </table:table-cell>
          <table:table-cell office:value-type="string" calcext:value-type="string">
            <text:p>“EPAD6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-4.26" calcext:value-type="float">
            <text:p>-4.26</text:p>
          </table:table-cell>
          <table:table-cell office:value-type="float" office:value="3.04" calcext:value-type="float">
            <text:p>3.04</text:p>
          </table:table-cell>
          <table:table-cell office:value-type="float" office:value="2.29" calcext:value-type="float">
            <text:p>2.29</text:p>
          </table:table-cell>
          <table:table-cell table:formula="of:=IF([.C97]&gt;[.D97];[.D97];[.C97])" office:value-type="float" office:value="2.29" calcext:value-type="float">
            <text:p>2.29</text:p>
          </table:table-cell>
          <table:table-cell office:value-type="string" calcext:value-type="string">
            <text:p>Pad(</text:p>
          </table:table-cell>
          <table:table-cell table:formula="of:=IF([.D97] &gt; [.C97];([.A97] - [.D97]/2 + [.E97]/2) * 39.37;[.A97]*39.37)" office:value-type="float" office:value="55.5117" calcext:value-type="float">
            <text:p>55.5117</text:p>
          </table:table-cell>
          <table:table-cell table:formula="of:=IF([.C97] &gt; [.D97];([.B97] - [.C97]/2 + [.E97]/2) * 39.37;[.B97]*39.37)" office:value-type="float" office:value="-182.47995" calcext:value-type="float">
            <text:p>-182.47995</text:p>
          </table:table-cell>
          <table:table-cell table:formula="of:=IF([.D97] &gt; [.C97];([.A97] + [.D97]/2 - [.E97]/2) * 39.37;[.A97]*39.37)" office:value-type="float" office:value="55.5117" calcext:value-type="float">
            <text:p>55.5117</text:p>
          </table:table-cell>
          <table:table-cell table:formula="of:=IF([.C97] &gt; [.D97];([.B97] + [.C97]/2 - [.E97]/2) * 39.37;[.B97]*39.37)" office:value-type="float" office:value="-152.95245" calcext:value-type="float">
            <text:p>-152.95245</text:p>
          </table:table-cell>
          <table:table-cell table:formula="of:=[.E97]*39.37" office:value-type="float" office:value="90.1573" calcext:value-type="float">
            <text:p>90.1573</text:p>
          </table:table-cell>
          <table:table-cell office:value-type="float" office:value="0" calcext:value-type="float">
            <text:p>0</text:p>
          </table:table-cell>
          <table:table-cell table:formula="of:=[.K97]+5" office:value-type="float" office:value="95.1573" calcext:value-type="float">
            <text:p>95.1573</text:p>
          </table:table-cell>
          <table:table-cell office:value-type="string" calcext:value-type="string">
            <text:p>“OUTB1”</text:p>
          </table:table-cell>
          <table:table-cell office:value-type="string" calcext:value-type="string">
            <text:p>“EPAD7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-1.41" calcext:value-type="float">
            <text:p>-1.41</text:p>
          </table:table-cell>
          <table:table-cell office:value-type="float" office:value="-4.26" calcext:value-type="float">
            <text:p>-4.26</text:p>
          </table:table-cell>
          <table:table-cell office:value-type="float" office:value="3.04" calcext:value-type="float">
            <text:p>3.04</text:p>
          </table:table-cell>
          <table:table-cell office:value-type="float" office:value="2.29" calcext:value-type="float">
            <text:p>2.29</text:p>
          </table:table-cell>
          <table:table-cell table:formula="of:=IF([.C98]&gt;[.D98];[.D98];[.C98])" office:value-type="float" office:value="2.29" calcext:value-type="float">
            <text:p>2.29</text:p>
          </table:table-cell>
          <table:table-cell office:value-type="string" calcext:value-type="string">
            <text:p>Pad(</text:p>
          </table:table-cell>
          <table:table-cell table:formula="of:=IF([.D98] &gt; [.C98];([.A98] - [.D98]/2 + [.E98]/2) * 39.37;[.A98]*39.37)" office:value-type="float" office:value="-55.5117" calcext:value-type="float">
            <text:p>-55.5117</text:p>
          </table:table-cell>
          <table:table-cell table:formula="of:=IF([.C98] &gt; [.D98];([.B98] - [.C98]/2 + [.E98]/2) * 39.37;[.B98]*39.37)" office:value-type="float" office:value="-182.47995" calcext:value-type="float">
            <text:p>-182.47995</text:p>
          </table:table-cell>
          <table:table-cell table:formula="of:=IF([.D98] &gt; [.C98];([.A98] + [.D98]/2 - [.E98]/2) * 39.37;[.A98]*39.37)" office:value-type="float" office:value="-55.5117" calcext:value-type="float">
            <text:p>-55.5117</text:p>
          </table:table-cell>
          <table:table-cell table:formula="of:=IF([.C98] &gt; [.D98];([.B98] + [.C98]/2 - [.E98]/2) * 39.37;[.B98]*39.37)" office:value-type="float" office:value="-152.95245" calcext:value-type="float">
            <text:p>-152.95245</text:p>
          </table:table-cell>
          <table:table-cell table:formula="of:=[.E98]*39.37" office:value-type="float" office:value="90.1573" calcext:value-type="float">
            <text:p>90.1573</text:p>
          </table:table-cell>
          <table:table-cell office:value-type="float" office:value="0" calcext:value-type="float">
            <text:p>0</text:p>
          </table:table-cell>
          <table:table-cell table:formula="of:=[.K98]+5" office:value-type="float" office:value="95.1573" calcext:value-type="float">
            <text:p>95.1573</text:p>
          </table:table-cell>
          <table:table-cell office:value-type="string" calcext:value-type="string">
            <text:p>“OUTB2”</text:p>
          </table:table-cell>
          <table:table-cell office:value-type="string" calcext:value-type="string">
            <text:p>“EPAD8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.68" calcext:value-type="float">
            <text:p>4.68</text:p>
          </table:table-cell>
          <table:table-cell office:value-type="float" office:value="5.02" calcext:value-type="float">
            <text:p>5.02</text:p>
          </table:table-cell>
          <table:table-cell table:formula="of:=IF([.C99]&gt;[.D99];[.D99];[.C99])" office:value-type="float" office:value="4.68" calcext:value-type="float">
            <text:p>4.68</text:p>
          </table:table-cell>
          <table:table-cell office:value-type="string" calcext:value-type="string">
            <text:p>Pad(</text:p>
          </table:table-cell>
          <table:table-cell table:formula="of:=IF([.D99] &gt; [.C99];([.A99] - [.D99]/2 + [.E99]/2) * 39.37;[.A99]*39.37)" office:value-type="float" office:value="-6.6929" calcext:value-type="float">
            <text:p>-6.6929</text:p>
          </table:table-cell>
          <table:table-cell table:formula="of:=IF([.C99] &gt; [.D99];([.B99] - [.C99]/2 + [.E99]/2) * 39.37;[.B99]*39.37)" office:value-type="float" office:value="0" calcext:value-type="float">
            <text:p>0</text:p>
          </table:table-cell>
          <table:table-cell table:formula="of:=IF([.D99] &gt; [.C99];([.A99] + [.D99]/2 - [.E99]/2) * 39.37;[.A99]*39.37)" office:value-type="float" office:value="6.6929" calcext:value-type="float">
            <text:p>6.6929</text:p>
          </table:table-cell>
          <table:table-cell table:formula="of:=IF([.C99] &gt; [.D99];([.B99] + [.C99]/2 - [.E99]/2) * 39.37;[.B99]*39.37)" office:value-type="float" office:value="0" calcext:value-type="float">
            <text:p>0</text:p>
          </table:table-cell>
          <table:table-cell table:formula="of:=[.E99]*39.37" office:value-type="float" office:value="184.2516" calcext:value-type="float">
            <text:p>184.2516</text:p>
          </table:table-cell>
          <table:table-cell office:value-type="float" office:value="0" calcext:value-type="float">
            <text:p>0</text:p>
          </table:table-cell>
          <table:table-cell table:formula="of:=[.K99]+5" office:value-type="float" office:value="189.2516" calcext:value-type="float">
            <text:p>189.2516</text:p>
          </table:table-cell>
          <table:table-cell office:value-type="string" calcext:value-type="string">
            <text:p>“GND”</text:p>
          </table:table-cell>
          <table:table-cell office:value-type="string" calcext:value-type="string">
            <text:p>“EPAD9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-1.41" calcext:value-type="float">
            <text:p>-1.41</text:p>
          </table:table-cell>
          <table:table-cell office:value-type="float" office:value="6.6" calcext:value-type="float">
            <text:p>6.6</text:p>
          </table:table-cell>
          <table:table-cell office:value-type="float" office:value="0.8" calcext:value-type="float">
            <text:p>0.8</text:p>
          </table:table-cell>
          <table:table-cell office:value-type="float" office:value="1.16" calcext:value-type="float">
            <text:p>1.16</text:p>
          </table:table-cell>
          <table:table-cell table:formula="of:=IF([.C100]&gt;[.D100];[.D100];[.C100])" office:value-type="float" office:value="0.8" calcext:value-type="float">
            <text:p>0.8</text:p>
          </table:table-cell>
          <table:table-cell office:value-type="string" calcext:value-type="string">
            <text:p>Pad(</text:p>
          </table:table-cell>
          <table:table-cell table:formula="of:=IF([.D100] &gt; [.C100];([.A100] - [.D100]/2 + [.E100]/2) * 39.37;[.A100]*39.37)" office:value-type="float" office:value="-62.5983" calcext:value-type="float">
            <text:p>-62.5983</text:p>
          </table:table-cell>
          <table:table-cell table:formula="of:=IF([.C100] &gt; [.D100];([.B100] - [.C100]/2 + [.E100]/2) * 39.37;[.B100]*39.37)" office:value-type="float" office:value="259.842" calcext:value-type="float">
            <text:p>259.842</text:p>
          </table:table-cell>
          <table:table-cell table:formula="of:=IF([.D100] &gt; [.C100];([.A100] + [.D100]/2 - [.E100]/2) * 39.37;[.A100]*39.37)" office:value-type="float" office:value="-48.4251" calcext:value-type="float">
            <text:p>-48.4251</text:p>
          </table:table-cell>
          <table:table-cell table:formula="of:=IF([.C100] &gt; [.D100];([.B100] + [.C100]/2 - [.E100]/2) * 39.37;[.B100]*39.37)" office:value-type="float" office:value="259.842" calcext:value-type="float">
            <text:p>259.842</text:p>
          </table:table-cell>
          <table:table-cell table:formula="of:=[.E100]*39.37" office:value-type="float" office:value="31.496" calcext:value-type="float">
            <text:p>31.496</text:p>
          </table:table-cell>
          <table:table-cell office:value-type="float" office:value="0" calcext:value-type="float">
            <text:p>0</text:p>
          </table:table-cell>
          <table:table-cell table:formula="of:=[.K100]+5" office:value-type="float" office:value="36.496" calcext:value-type="float">
            <text:p>36.496</text:p>
          </table:table-cell>
          <table:table-cell office:value-type="string" calcext:value-type="string">
            <text:p>“SENSEA_P”</text:p>
          </table:table-cell>
          <table:table-cell office:value-type="string" calcext:value-type="string">
            <text:p>“EPAD10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6.6" calcext:value-type="float">
            <text:p>6.6</text:p>
          </table:table-cell>
          <table:table-cell office:value-type="float" office:value="0.8" calcext:value-type="float">
            <text:p>0.8</text:p>
          </table:table-cell>
          <table:table-cell office:value-type="float" office:value="1.16" calcext:value-type="float">
            <text:p>1.16</text:p>
          </table:table-cell>
          <table:table-cell table:formula="of:=IF([.C101]&gt;[.D101];[.D101];[.C101])" office:value-type="float" office:value="0.8" calcext:value-type="float">
            <text:p>0.8</text:p>
          </table:table-cell>
          <table:table-cell office:value-type="string" calcext:value-type="string">
            <text:p>Pad(</text:p>
          </table:table-cell>
          <table:table-cell table:formula="of:=IF([.D101] &gt; [.C101];([.A101] - [.D101]/2 + [.E101]/2) * 39.37;[.A101]*39.37)" office:value-type="float" office:value="48.4251" calcext:value-type="float">
            <text:p>48.4251</text:p>
          </table:table-cell>
          <table:table-cell table:formula="of:=IF([.C101] &gt; [.D101];([.B101] - [.C101]/2 + [.E101]/2) * 39.37;[.B101]*39.37)" office:value-type="float" office:value="259.842" calcext:value-type="float">
            <text:p>259.842</text:p>
          </table:table-cell>
          <table:table-cell table:formula="of:=IF([.D101] &gt; [.C101];([.A101] + [.D101]/2 - [.E101]/2) * 39.37;[.A101]*39.37)" office:value-type="float" office:value="62.5983" calcext:value-type="float">
            <text:p>62.5983</text:p>
          </table:table-cell>
          <table:table-cell table:formula="of:=IF([.C101] &gt; [.D101];([.B101] + [.C101]/2 - [.E101]/2) * 39.37;[.B101]*39.37)" office:value-type="float" office:value="259.842" calcext:value-type="float">
            <text:p>259.842</text:p>
          </table:table-cell>
          <table:table-cell table:formula="of:=[.E101]*39.37" office:value-type="float" office:value="31.496" calcext:value-type="float">
            <text:p>31.496</text:p>
          </table:table-cell>
          <table:table-cell office:value-type="float" office:value="0" calcext:value-type="float">
            <text:p>0</text:p>
          </table:table-cell>
          <table:table-cell table:formula="of:=[.K101]+5" office:value-type="float" office:value="36.496" calcext:value-type="float">
            <text:p>36.496</text:p>
          </table:table-cell>
          <table:table-cell office:value-type="string" calcext:value-type="string">
            <text:p>“SENSEA_P”</text:p>
          </table:table-cell>
          <table:table-cell office:value-type="string" calcext:value-type="string">
            <text:p>“EPAD11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-6.6" calcext:value-type="float">
            <text:p>-6.6</text:p>
          </table:table-cell>
          <table:table-cell office:value-type="float" office:value="0.8" calcext:value-type="float">
            <text:p>0.8</text:p>
          </table:table-cell>
          <table:table-cell office:value-type="float" office:value="1.16" calcext:value-type="float">
            <text:p>1.16</text:p>
          </table:table-cell>
          <table:table-cell table:formula="of:=IF([.C102]&gt;[.D102];[.D102];[.C102])" office:value-type="float" office:value="0.8" calcext:value-type="float">
            <text:p>0.8</text:p>
          </table:table-cell>
          <table:table-cell office:value-type="string" calcext:value-type="string">
            <text:p>Pad(</text:p>
          </table:table-cell>
          <table:table-cell table:formula="of:=IF([.D102] &gt; [.C102];([.A102] - [.D102]/2 + [.E102]/2) * 39.37;[.A102]*39.37)" office:value-type="float" office:value="48.4251" calcext:value-type="float">
            <text:p>48.4251</text:p>
          </table:table-cell>
          <table:table-cell table:formula="of:=IF([.C102] &gt; [.D102];([.B102] - [.C102]/2 + [.E102]/2) * 39.37;[.B102]*39.37)" office:value-type="float" office:value="-259.842" calcext:value-type="float">
            <text:p>-259.842</text:p>
          </table:table-cell>
          <table:table-cell table:formula="of:=IF([.D102] &gt; [.C102];([.A102] + [.D102]/2 - [.E102]/2) * 39.37;[.A102]*39.37)" office:value-type="float" office:value="62.5983" calcext:value-type="float">
            <text:p>62.5983</text:p>
          </table:table-cell>
          <table:table-cell table:formula="of:=IF([.C102] &gt; [.D102];([.B102] + [.C102]/2 - [.E102]/2) * 39.37;[.B102]*39.37)" office:value-type="float" office:value="-259.842" calcext:value-type="float">
            <text:p>-259.842</text:p>
          </table:table-cell>
          <table:table-cell table:formula="of:=[.E102]*39.37" office:value-type="float" office:value="31.496" calcext:value-type="float">
            <text:p>31.496</text:p>
          </table:table-cell>
          <table:table-cell office:value-type="float" office:value="0" calcext:value-type="float">
            <text:p>0</text:p>
          </table:table-cell>
          <table:table-cell table:formula="of:=[.K102]+5" office:value-type="float" office:value="36.496" calcext:value-type="float">
            <text:p>36.496</text:p>
          </table:table-cell>
          <table:table-cell office:value-type="string" calcext:value-type="string">
            <text:p>“SENSEB_P”</text:p>
          </table:table-cell>
          <table:table-cell office:value-type="string" calcext:value-type="string">
            <text:p>“EPAD12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-1.41" calcext:value-type="float">
            <text:p>-1.41</text:p>
          </table:table-cell>
          <table:table-cell office:value-type="float" office:value="-6.6" calcext:value-type="float">
            <text:p>-6.6</text:p>
          </table:table-cell>
          <table:table-cell office:value-type="float" office:value="0.8" calcext:value-type="float">
            <text:p>0.8</text:p>
          </table:table-cell>
          <table:table-cell office:value-type="float" office:value="1.16" calcext:value-type="float">
            <text:p>1.16</text:p>
          </table:table-cell>
          <table:table-cell table:formula="of:=IF([.C103]&gt;[.D103];[.D103];[.C103])" office:value-type="float" office:value="0.8" calcext:value-type="float">
            <text:p>0.8</text:p>
          </table:table-cell>
          <table:table-cell office:value-type="string" calcext:value-type="string">
            <text:p>Pad(</text:p>
          </table:table-cell>
          <table:table-cell table:formula="of:=IF([.D103] &gt; [.C103];([.A103] - [.D103]/2 + [.E103]/2) * 39.37;[.A103]*39.37)" office:value-type="float" office:value="-62.5983" calcext:value-type="float">
            <text:p>-62.5983</text:p>
          </table:table-cell>
          <table:table-cell table:formula="of:=IF([.C103] &gt; [.D103];([.B103] - [.C103]/2 + [.E103]/2) * 39.37;[.B103]*39.37)" office:value-type="float" office:value="-259.842" calcext:value-type="float">
            <text:p>-259.842</text:p>
          </table:table-cell>
          <table:table-cell table:formula="of:=IF([.D103] &gt; [.C103];([.A103] + [.D103]/2 - [.E103]/2) * 39.37;[.A103]*39.37)" office:value-type="float" office:value="-48.4251" calcext:value-type="float">
            <text:p>-48.4251</text:p>
          </table:table-cell>
          <table:table-cell table:formula="of:=IF([.C103] &gt; [.D103];([.B103] + [.C103]/2 - [.E103]/2) * 39.37;[.B103]*39.37)" office:value-type="float" office:value="-259.842" calcext:value-type="float">
            <text:p>-259.842</text:p>
          </table:table-cell>
          <table:table-cell table:formula="of:=[.E103]*39.37" office:value-type="float" office:value="31.496" calcext:value-type="float">
            <text:p>31.496</text:p>
          </table:table-cell>
          <table:table-cell office:value-type="float" office:value="0" calcext:value-type="float">
            <text:p>0</text:p>
          </table:table-cell>
          <table:table-cell table:formula="of:=[.K103]+5" office:value-type="float" office:value="36.496" calcext:value-type="float">
            <text:p>36.496</text:p>
          </table:table-cell>
          <table:table-cell office:value-type="string" calcext:value-type="string">
            <text:p>“SENSEB_P”</text:p>
          </table:table-cell>
          <table:table-cell office:value-type="string" calcext:value-type="string">
            <text:p>“EPAD13”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0">00/00/0000</text:date>, <text:time style:data-style-name="N2" text:time-value="14:30:30.3327926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 Coffland</meta:initial-creator>
    <meta:creation-date>2015-08-08T21:50:41.663877877</meta:creation-date>
    <dc:date>2015-08-10T15:09:03.517632958</dc:date>
    <dc:creator>Doug Coffland</dc:creator>
    <meta:editing-duration>PT3H37M46S</meta:editing-duration>
    <meta:editing-cycles>28</meta:editing-cycles>
    <meta:generator>LibreOffice/4.3.3.2$Linux_X86_64 LibreOffice_project/430m0$Build-2</meta:generator>
    <meta:document-statistic meta:table-count="1" meta:cell-count="1751" meta:object-count="0"/>
  </office:meta>
</office:document-meta>
</file>